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JetBrains Mono" svg:font-family="'JetBrains Mono', monospace"/>
    <style:font-face style:name="Roboto" svg:font-family="Roboto, sans-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line-height="115%"/>
      <style:text-properties fo:font-variant="normal" fo:text-transform="none" fo:color="#222222" loext:opacity="100%" style:font-name="Roboto" fo:letter-spacing="normal" fo:font-style="normal" fo:font-weight="normal"/>
    </style:style>
    <style:style style:name="P2" style:family="paragraph" style:parent-style-name="Heading_20_2">
      <style:paragraph-properties fo:line-height="115%"/>
      <style:text-properties fo:font-variant="normal" fo:text-transform="none" fo:color="#222222" loext:opacity="100%" style:font-name="Roboto" fo:letter-spacing="normal" fo:font-style="normal" fo:font-weight="bold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line-height="115%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 fo:padding="0in" fo:border="none"/>
      <style:text-properties fo:font-variant="normal" fo:text-transform="none" fo:color="#222222" loext:opacity="100%" style:font-name="inherit" fo:font-size="12pt" fo:letter-spacing="normal" fo:font-style="normal" fo:font-weight="normal" fo:background-color="#ffffff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 fo:padding="0in" fo:border="none"/>
      <style:text-properties fo:font-variant="normal" fo:text-transform="none" fo:color="#222222" loext:opacity="100%" fo:letter-spacing="normal" fo:background-color="#ffffff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 fo:padding="0in" fo:border="none"/>
      <style:text-properties fo:font-variant="normal" fo:text-transform="none" fo:color="#222222" loext:opacity="100%" style:font-name="Roboto" fo:font-size="10.5pt" fo:letter-spacing="normal" fo:font-style="normal" fo:font-weight="bold" style:font-weight-asian="bold" style:font-weight-complex="bold"/>
    </style:style>
    <style:style style:name="P7" style:family="paragraph" style:parent-style-name="Heading_20_2">
      <style:paragraph-properties fo:margin-left="0in" fo:margin-right="0in" fo:margin-top="0in" fo:margin-bottom="0in" style:contextual-spacing="false" fo:line-height="115%" fo:text-indent="0in" style:auto-text-indent="false" fo:padding="0in" fo:border="none"/>
      <style:text-properties fo:font-variant="normal" fo:text-transform="none" fo:color="#222222" loext:opacity="100%" style:font-name="Roboto" fo:font-size="12pt" fo:font-style="normal" fo:font-weight="bold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 fo:padding="0in" fo:border="none"/>
    </style:style>
    <style:style style:name="P9" style:family="paragraph" style:parent-style-name="Preformatted_20_Text">
      <style:paragraph-properties fo:margin-left="0in" fo:margin-right="0in" fo:orphans="2" fo:widows="2" fo:text-indent="0in" style:auto-text-indent="false" fo:padding="0in" fo:border="none"/>
      <style:text-properties style:font-name="Arial" fo:font-size="10pt" style:font-size-asian="10pt" style:font-size-complex="10pt"/>
    </style:style>
    <style:style style:name="P10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22222" loext:opacity="100%" style:font-name="Roboto" fo:font-size="12pt" fo:letter-spacing="normal" fo:font-style="normal" fo:font-weight="normal"/>
    </style:style>
    <style:style style:name="P11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22222" loext:opacity="100%" fo:letter-spacing="normal"/>
    </style:style>
    <style:style style:name="P12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22222" loext:opacity="100%" style:font-name="Arial" fo:font-size="10pt" fo:letter-spacing="normal" fo:font-style="normal" fo:font-weight="normal" style:font-size-asian="10pt" style:font-size-complex="10pt"/>
    </style:style>
    <style:style style:name="P13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22222" loext:opacity="100%" style:font-name="Arial" fo:font-size="10pt" fo:letter-spacing="normal" style:font-size-asian="10pt" style:font-size-complex="10pt"/>
    </style:style>
    <style:style style:name="P14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22222" loext:opacity="100%" style:font-name="Arial" fo:font-size="9pt" fo:letter-spacing="normal" fo:font-style="normal" fo:font-weight="normal" style:font-size-asian="9pt" style:font-size-complex="9pt"/>
    </style:style>
    <style:style style:name="P15" style:family="paragraph" style:parent-style-name="Text_20_body">
      <style:paragraph-properties fo:margin-left="0in" fo:margin-right="0in" fo:orphans="2" fo:widows="2" fo:text-indent="0in" style:auto-text-indent="false" fo:padding="0in" fo:border="none"/>
    </style:style>
    <style:style style:name="P16" style:family="paragraph" style:parent-style-name="Text_20_body">
      <style:paragraph-properties fo:margin-left="0in" fo:margin-right="0in" fo:line-height="100%" fo:orphans="2" fo:widows="2" fo:text-indent="0in" style:auto-text-indent="false" fo:padding="0in" fo:border="none"/>
    </style:style>
    <style:style style:name="P17" style:family="paragraph" style:parent-style-name="Heading_20_2">
      <style:paragraph-properties fo:margin-left="0in" fo:margin-right="0in" fo:orphans="2" fo:widows="2" fo:text-indent="0in" style:auto-text-indent="false" fo:padding="0in" fo:border="none"/>
    </style:style>
    <style:style style:name="P18" style:family="paragraph" style:parent-style-name="Standard">
      <style:paragraph-properties fo:margin-left="0in" fo:margin-right="0in" fo:orphans="2" fo:widows="2" fo:text-indent="0in" style:auto-text-indent="false" fo:padding="0in" fo:border="none"/>
    </style:style>
    <style:style style:name="P19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 fo:padding="0in" fo:border="none"/>
    </style:style>
    <style:style style:name="P20" style:family="paragraph" style:parent-style-name="Heading_20_2">
      <style:paragraph-properties fo:margin-left="0in" fo:margin-right="0in" fo:margin-top="0in" fo:margin-bottom="0.1965in" style:contextual-spacing="false" fo:orphans="2" fo:widows="2" fo:text-indent="0in" style:auto-text-indent="false" fo:padding="0in" fo:border="none"/>
    </style:style>
    <style:style style:name="P21" style:family="paragraph" style:parent-style-name="Heading_20_2">
      <style:paragraph-properties fo:margin-left="0in" fo:margin-right="0in" fo:margin-top="0in" fo:margin-bottom="0.1965in" style:contextual-spacing="false" fo:orphans="2" fo:widows="2" fo:text-indent="0in" style:auto-text-indent="false" fo:padding="0in" fo:border="none"/>
      <style:text-properties fo:font-variant="normal" fo:text-transform="none" fo:color="#222222" loext:opacity="100%" style:font-name="Roboto" fo:letter-spacing="normal" fo:font-style="normal" fo:font-weight="bold" style:font-weight-asian="bold" style:font-weight-complex="bold"/>
    </style:style>
    <style:style style:name="P2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 fo:padding="0in" fo:border="none"/>
      <style:text-properties fo:color="#d4d4d4" loext:opacity="100%" style:font-name="Consolas" fo:font-size="10.5pt" fo:font-weight="normal" fo:background-color="#1e1e1e"/>
    </style:style>
    <style:style style:name="P23" style:family="paragraph" style:parent-style-name="Preformatted_20_Text">
      <style:paragraph-properties fo:margin-top="0in" fo:margin-bottom="0.1965in" style:contextual-spacing="false" fo:orphans="2" fo:widows="2" fo:padding="0in" fo:border="none"/>
    </style:style>
    <style:style style:name="P24" style:family="paragraph" style:parent-style-name="Standard">
      <style:paragraph-properties fo:margin-top="0in" fo:margin-bottom="0.1965in" style:contextual-spacing="false" style:line-height-at-least="0.198in"/>
      <style:text-properties fo:color="#d4d4d4" loext:opacity="100%" style:font-name="Consolas" fo:font-size="10.5pt" fo:font-weight="normal" fo:background-color="#1e1e1e"/>
    </style:style>
    <style:style style:name="P25" style:family="paragraph" style:parent-style-name="Standard">
      <style:paragraph-properties fo:margin-top="0in" fo:margin-bottom="0.1965in" style:contextual-spacing="false" style:line-height-at-least="0.198in"/>
    </style:style>
    <style:style style:name="P26" style:family="paragraph" style:parent-style-name="Preformatted_20_Text">
      <style:paragraph-properties fo:orphans="2" fo:widows="2" fo:padding="0in" fo:border="none"/>
    </style:style>
    <style:style style:name="P27" style:family="paragraph" style:parent-style-name="Preformatted_20_Text">
      <style:paragraph-properties fo:orphans="2" fo:widows="2" fo:padding="0in" fo:border="none"/>
      <style:text-properties style:font-name="Arial" fo:font-size="10pt" style:font-size-asian="10pt" style:font-size-complex="10pt"/>
    </style:style>
    <style:style style:name="P28" style:family="paragraph" style:parent-style-name="Preformatted_20_Text">
      <style:paragraph-properties fo:orphans="2" fo:widows="2" fo:padding="0in" fo:border="none"/>
      <style:text-properties style:font-name="Arial" fo:font-size="9pt" style:font-size-asian="9pt" style:font-size-complex="9pt"/>
    </style:style>
    <style:style style:name="P29" style:family="paragraph" style:parent-style-name="Preformatted_20_Text">
      <style:paragraph-properties fo:margin-top="0in" fo:margin-bottom="0in" style:contextual-spacing="false" fo:line-height="115%" fo:padding="0in" fo:border="none"/>
    </style:style>
    <style:style style:name="P30" style:family="paragraph" style:parent-style-name="Standard">
      <style:paragraph-properties fo:line-height="115%"/>
    </style:style>
    <style:style style:name="P31" style:family="paragraph" style:parent-style-name="Standard">
      <style:paragraph-properties style:line-height-at-least="0.198in"/>
      <style:text-properties fo:color="#d4d4d4" loext:opacity="100%" style:font-name="Consolas" fo:font-size="10.5pt" fo:font-weight="normal" fo:background-color="#1e1e1e"/>
    </style:style>
    <style:style style:name="P32" style:family="paragraph" style:parent-style-name="Standard">
      <style:paragraph-properties style:line-height-at-least="0.198in"/>
      <style:text-properties fo:color="#d4d4d4" loext:opacity="100%" fo:background-color="#1e1e1e"/>
    </style:style>
    <style:style style:name="P33" style:family="paragraph" style:parent-style-name="Standard">
      <style:paragraph-properties style:line-height-at-least="0.198in"/>
    </style:style>
    <style:style style:name="P34" style:family="paragraph" style:parent-style-name="Standard">
      <style:paragraph-properties style:line-height-at-least="0.198in"/>
      <style:text-properties fo:color="#6a9955" loext:opacity="100%" style:font-name="Consolas" fo:font-size="10.5pt" fo:font-weight="normal" fo:background-color="#1e1e1e"/>
    </style:style>
    <style:style style:name="P35" style:family="paragraph" style:parent-style-name="Heading_20_2">
      <style:paragraph-properties fo:line-height="115%"/>
      <style:text-properties fo:font-variant="normal" fo:text-transform="none" fo:color="#222222" loext:opacity="100%" style:font-name="Roboto" fo:letter-spacing="normal" fo:font-style="normal" fo:font-weight="bold" style:font-weight-asian="bold" style:font-weight-complex="bold"/>
    </style:style>
    <style:style style:name="P36" style:family="paragraph" style:parent-style-name="Preformatted_20_Text">
      <style:paragraph-properties fo:margin-left="0in" fo:margin-right="0in" fo:orphans="2" fo:widows="2" fo:text-indent="0in" style:auto-text-indent="false" fo:padding="0in" fo:border="none"/>
    </style:style>
    <style:style style:name="P37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 fo:padding="0in" fo:border="none"/>
    </style:style>
    <style:style style:name="P38" style:family="paragraph" style:parent-style-name="Preformatted_20_Text">
      <style:paragraph-properties fo:margin-top="0in" fo:margin-bottom="0.1965in" style:contextual-spacing="false" fo:orphans="2" fo:widows="2" fo:padding="0in" fo:border="none"/>
    </style:style>
    <style:style style:name="P39" style:family="paragraph" style:parent-style-name="Preformatted_20_Text">
      <style:paragraph-properties fo:orphans="2" fo:widows="2" fo:padding="0in" fo:border="none"/>
    </style:style>
    <style:style style:name="P40" style:family="paragraph" style:parent-style-name="Text_20_body" style:list-style-name="L1">
      <style:paragraph-properties fo:margin-left="0in" fo:margin-right="0in" fo:margin-top="0in" fo:margin-bottom="0in" style:contextual-spacing="false" fo:line-height="160%" fo:orphans="2" fo:widows="2" fo:text-indent="0in" style:auto-text-indent="false" fo:padding="0in" fo:border="none"/>
      <style:text-properties fo:font-variant="normal" fo:text-transform="none" fo:color="#222222" loext:opacity="100%" style:font-name="Arial" fo:font-size="10pt" fo:letter-spacing="normal" fo:font-style="normal" fo:font-weight="normal" style:font-size-asian="10pt" style:font-size-complex="10pt"/>
    </style:style>
    <style:style style:name="P41" style:family="paragraph" style:parent-style-name="Text_20_body" style:list-style-name="L2">
      <style:paragraph-properties fo:margin-left="0in" fo:margin-right="0in" fo:margin-top="0in" fo:margin-bottom="0in" style:contextual-spacing="false" fo:line-height="160%" fo:orphans="2" fo:widows="2" fo:text-indent="0in" style:auto-text-indent="false" fo:padding="0in" fo:border="none"/>
      <style:text-properties fo:font-variant="normal" fo:text-transform="none" fo:color="#222222" loext:opacity="100%" style:font-name="Roboto" fo:font-size="12pt" fo:letter-spacing="normal" fo:font-style="normal" fo:font-weight="normal"/>
    </style:style>
    <style:style style:name="P42" style:family="paragraph" style:parent-style-name="Text_20_body" style:list-style-name="L3">
      <style:paragraph-properties fo:margin-left="0in" fo:margin-right="0in" fo:margin-top="0in" fo:margin-bottom="0in" style:contextual-spacing="false" fo:line-height="160%" fo:orphans="2" fo:widows="2" fo:text-indent="0in" style:auto-text-indent="false" fo:padding="0in" fo:border="none"/>
      <style:text-properties fo:font-variant="normal" fo:text-transform="none" fo:color="#222222" loext:opacity="100%" style:font-name="Roboto" fo:font-size="12pt" fo:letter-spacing="normal" fo:font-style="normal" fo:font-weight="normal"/>
    </style:style>
    <style:style style:name="P43" style:family="paragraph" style:parent-style-name="Text_20_body" style:list-style-name="L1">
      <style:paragraph-properties fo:margin-left="0in" fo:margin-right="0in" fo:line-height="160%" fo:orphans="2" fo:widows="2" fo:text-indent="0in" style:auto-text-indent="false" fo:padding="0in" fo:border="none"/>
    </style:style>
    <style:style style:name="P44" style:family="paragraph" style:parent-style-name="Text_20_body">
      <style:paragraph-properties fo:margin-left="0in" fo:margin-right="0in" fo:orphans="2" fo:widows="2" fo:text-indent="0in" style:auto-text-indent="false" fo:padding="0in" fo:border="none"/>
    </style:style>
    <style:style style:name="P45" style:family="paragraph" style:parent-style-name="Text_20_body" style:list-style-name="L2">
      <style:paragraph-properties fo:margin-left="0in" fo:margin-right="0in" fo:line-height="160%" fo:orphans="2" fo:widows="2" fo:text-indent="0in" style:auto-text-indent="false" fo:padding="0in" fo:border="none"/>
      <style:text-properties fo:font-variant="normal" fo:text-transform="none" fo:color="#222222" loext:opacity="100%" style:font-name="Roboto" fo:font-size="12pt" fo:letter-spacing="normal" fo:font-style="normal" fo:font-weight="normal"/>
    </style:style>
    <style:style style:name="P46" style:family="paragraph" style:parent-style-name="Text_20_body" style:list-style-name="L3">
      <style:paragraph-properties fo:margin-left="0in" fo:margin-right="0in" fo:line-height="160%" fo:orphans="2" fo:widows="2" fo:text-indent="0in" style:auto-text-indent="false" fo:padding="0in" fo:border="none"/>
      <style:text-properties fo:font-variant="normal" fo:text-transform="none" fo:color="#222222" loext:opacity="100%" style:font-name="Roboto" fo:font-size="12pt" fo:letter-spacing="normal" fo:font-style="normal" fo:font-weight="normal"/>
    </style:style>
    <style:style style:name="P47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222222" loext:opacity="100%" style:font-name="Roboto" fo:font-size="12pt" fo:letter-spacing="normal" fo:font-style="normal" fo:font-weight="normal"/>
    </style:style>
    <style:style style:name="T1" style:family="text">
      <style:text-properties fo:font-variant="normal" fo:text-transform="none" fo:color="#000000" loext:opacity="100%" style:font-name="JetBrains Mono" fo:font-size="12pt" fo:letter-spacing="normal" fo:font-style="normal" fo:font-weight="normal" fo:background-color="#f3f4f6" loext:char-shading-value="0"/>
    </style:style>
    <style:style style:name="T2" style:family="text">
      <style:text-properties fo:font-variant="normal" fo:text-transform="none" fo:color="#000000" loext:opacity="100%" style:font-name="JetBrains Mono" fo:font-size="12pt" fo:letter-spacing="normal" fo:font-style="normal" fo:font-weight="normal" fo:background-color="#f3f4f6" loext:char-shading-value="0" loext:padding="0in" loext:border="none"/>
    </style:style>
    <style:style style:name="T3" style:family="text">
      <style:text-properties fo:font-variant="normal" fo:text-transform="none" fo:color="#000000" loext:opacity="100%" style:font-name="JetBrains Mono" fo:font-size="12pt" fo:letter-spacing="normal" fo:font-style="normal" fo:font-weight="normal" fo:background-color="#f3f4f6" loext:char-shading-value="0" style:font-size-asian="10pt" style:font-size-complex="10pt"/>
    </style:style>
    <style:style style:name="T4" style:family="text">
      <style:text-properties fo:font-variant="normal" fo:text-transform="none" fo:color="#000000" loext:opacity="100%" style:font-name="JetBrains Mono" fo:font-size="12pt" fo:letter-spacing="normal" fo:font-style="normal" fo:font-weight="bold" fo:background-color="#f3f4f6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fo:letter-spacing="normal" fo:background-color="#f3f4f6" loext:char-shading-value="0"/>
    </style:style>
    <style:style style:name="T6" style:family="text">
      <style:text-properties fo:font-variant="normal" fo:text-transform="none" fo:color="#000000" loext:opacity="100%" fo:letter-spacing="normal" fo:background-color="#f3f4f6" loext:char-shading-value="0" loext:padding="0in" loext:border="none"/>
    </style:style>
    <style:style style:name="T7" style:family="text">
      <style:text-properties fo:font-variant="normal" fo:text-transform="none" fo:color="#000000" loext:opacity="100%" style:font-name="Arial" fo:font-size="10pt" fo:letter-spacing="normal" fo:font-style="normal" fo:font-weight="normal" fo:background-color="#f3f4f6" loext:char-shading-value="0" style:font-size-asian="10pt" style:font-size-complex="10pt"/>
    </style:style>
    <style:style style:name="T8" style:family="text">
      <style:text-properties fo:font-variant="normal" fo:text-transform="none" fo:color="#000000" loext:opacity="100%" style:font-name="Arial" fo:font-size="10pt" fo:letter-spacing="normal" fo:background-color="#f3f4f6" loext:char-shading-value="0" style:font-size-asian="10pt" style:font-size-complex="10pt"/>
    </style:style>
    <style:style style:name="T9" style:family="text">
      <style:text-properties fo:font-variant="normal" fo:text-transform="none" fo:color="#000000" loext:opacity="100%" style:font-name="Arial" fo:font-size="9pt" fo:letter-spacing="normal" fo:font-style="normal" fo:font-weight="normal" fo:background-color="#f3f4f6" loext:char-shading-value="0" style:font-size-asian="9pt" style:font-size-complex="9pt"/>
    </style:style>
    <style:style style:name="T10" style:family="text">
      <style:text-properties fo:font-variant="normal" fo:text-transform="none" fo:color="#000000" loext:opacity="100%" style:font-name="Arial" fo:font-size="9pt" fo:letter-spacing="normal" fo:font-style="normal" fo:font-weight="bold" fo:background-color="#f3f4f6" loext:char-shading-value="0" style:font-size-asian="9pt" style:font-size-complex="9pt"/>
    </style:style>
    <style:style style:name="T11" style:family="text">
      <style:text-properties fo:font-variant="normal" fo:text-transform="none" fo:color="#000088" loext:opacity="100%" style:font-name="JetBrains Mono" fo:font-size="12pt" fo:letter-spacing="normal" fo:font-style="normal" fo:font-weight="normal" fo:background-color="#f3f4f6" loext:char-shading-value="0"/>
    </style:style>
    <style:style style:name="T12" style:family="text">
      <style:text-properties fo:font-variant="normal" fo:text-transform="none" fo:color="#000088" loext:opacity="100%" style:font-name="JetBrains Mono" fo:font-size="12pt" fo:letter-spacing="normal" fo:font-style="normal" fo:font-weight="normal" fo:background-color="#f3f4f6" loext:char-shading-value="0" loext:padding="0in" loext:border="none"/>
    </style:style>
    <style:style style:name="T13" style:family="text">
      <style:text-properties fo:font-variant="normal" fo:text-transform="none" fo:color="#000088" loext:opacity="100%" style:font-name="Arial" fo:font-size="10pt" fo:letter-spacing="normal" fo:font-style="normal" fo:font-weight="normal" fo:background-color="#f3f4f6" loext:char-shading-value="0" style:font-size-asian="10pt" style:font-size-complex="10pt"/>
    </style:style>
    <style:style style:name="T14" style:family="text">
      <style:text-properties fo:font-variant="normal" fo:text-transform="none" fo:color="#000088" loext:opacity="100%" style:font-name="Arial" fo:font-size="9pt" fo:letter-spacing="normal" fo:font-style="normal" fo:font-weight="normal" fo:background-color="#f3f4f6" loext:char-shading-value="0" style:font-size-asian="9pt" style:font-size-complex="9pt"/>
    </style:style>
    <style:style style:name="T15" style:family="text">
      <style:text-properties fo:font-variant="normal" fo:text-transform="none" fo:color="#660066" loext:opacity="100%" style:font-name="JetBrains Mono" fo:font-size="12pt" fo:letter-spacing="normal" fo:font-style="normal" fo:font-weight="normal" fo:background-color="#f3f4f6" loext:char-shading-value="0"/>
    </style:style>
    <style:style style:name="T16" style:family="text">
      <style:text-properties fo:font-variant="normal" fo:text-transform="none" fo:color="#660066" loext:opacity="100%" style:font-name="JetBrains Mono" fo:font-size="12pt" fo:letter-spacing="normal" fo:font-style="normal" fo:font-weight="normal" fo:background-color="#f3f4f6" loext:char-shading-value="0" loext:padding="0in" loext:border="none"/>
    </style:style>
    <style:style style:name="T17" style:family="text">
      <style:text-properties fo:font-variant="normal" fo:text-transform="none" fo:color="#660066" loext:opacity="100%" style:font-name="Arial" fo:font-size="10pt" fo:letter-spacing="normal" fo:font-style="normal" fo:font-weight="normal" fo:background-color="#f3f4f6" loext:char-shading-value="0" style:font-size-asian="10pt" style:font-size-complex="10pt"/>
    </style:style>
    <style:style style:name="T18" style:family="text">
      <style:text-properties fo:font-variant="normal" fo:text-transform="none" fo:color="#008800" loext:opacity="100%" style:font-name="JetBrains Mono" fo:font-size="12pt" fo:letter-spacing="normal" fo:font-style="normal" fo:font-weight="normal" fo:background-color="#f3f4f6" loext:char-shading-value="0"/>
    </style:style>
    <style:style style:name="T19" style:family="text">
      <style:text-properties fo:font-variant="normal" fo:text-transform="none" fo:color="#008800" loext:opacity="100%" style:font-name="JetBrains Mono" fo:font-size="12pt" fo:letter-spacing="normal" fo:font-style="normal" fo:font-weight="normal" fo:background-color="#f3f4f6" loext:char-shading-value="0" loext:padding="0in" loext:border="none"/>
    </style:style>
    <style:style style:name="T20" style:family="text">
      <style:text-properties fo:font-variant="normal" fo:text-transform="none" fo:color="#008800" loext:opacity="100%" style:font-name="Arial" fo:font-size="10pt" fo:letter-spacing="normal" fo:font-style="normal" fo:font-weight="normal" fo:background-color="#f3f4f6" loext:char-shading-value="0" style:font-size-asian="10pt" style:font-size-complex="10pt"/>
    </style:style>
    <style:style style:name="T21" style:family="text">
      <style:text-properties fo:font-variant="normal" fo:text-transform="none" fo:color="#008800" loext:opacity="100%" style:font-name="Arial" fo:font-size="9pt" fo:letter-spacing="normal" fo:font-style="normal" fo:font-weight="normal" fo:background-color="#f3f4f6" loext:char-shading-value="0" style:font-size-asian="9pt" style:font-size-complex="9pt"/>
    </style:style>
    <style:style style:name="T22" style:family="text">
      <style:text-properties fo:font-variant="normal" fo:text-transform="none" fo:color="#222222" loext:opacity="100%" style:font-name="Roboto" fo:font-size="12pt" fo:letter-spacing="normal" fo:font-style="normal" fo:font-weight="normal"/>
    </style:style>
    <style:style style:name="T23" style:family="text">
      <style:text-properties fo:font-variant="normal" fo:text-transform="none" fo:color="#222222" loext:opacity="100%" style:font-name="Roboto" fo:font-size="12pt" fo:letter-spacing="normal" fo:font-style="normal" fo:font-weight="bold"/>
    </style:style>
    <style:style style:name="T24" style:family="text">
      <style:text-properties fo:font-variant="normal" fo:text-transform="none" fo:color="#222222" loext:opacity="100%" style:font-name="Roboto" fo:font-size="18pt" fo:letter-spacing="normal" fo:font-style="normal" fo:font-weight="bold" fo:background-color="#f3f4f6" loext:char-shading-value="0" style:font-size-asian="18pt" style:font-weight-asian="bold" style:font-size-complex="18pt" style:font-weight-complex="bold"/>
    </style:style>
    <style:style style:name="T25" style:family="text">
      <style:text-properties fo:font-variant="normal" fo:text-transform="none" fo:color="#222222" loext:opacity="100%" style:font-name="Roboto" fo:font-size="10.5pt" fo:letter-spacing="normal" fo:font-style="normal" fo:font-weight="bold" fo:background-color="#f3f4f6" loext:char-shading-value="0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222222" loext:opacity="100%" style:font-name="Roboto" fo:font-size="16pt" fo:letter-spacing="normal" fo:font-style="normal" fo:font-weight="bold" fo:background-color="#f3f4f6" loext:char-shading-value="0" style:font-size-asian="16pt" style:font-weight-asian="bold" style:font-size-complex="16pt" style:font-weight-complex="bold"/>
    </style:style>
    <style:style style:name="T27" style:family="text">
      <style:text-properties fo:font-variant="normal" fo:text-transform="none" fo:color="#222222" loext:opacity="100%" style:font-name="Roboto" fo:font-size="16pt" fo:letter-spacing="normal" fo:font-style="normal" fo:font-weight="bold" fo:background-color="#f3f4f6" loext:char-shading-value="0" style:font-size-asian="16pt" style:font-size-complex="16pt"/>
    </style:style>
    <style:style style:name="T28" style:family="text">
      <style:text-properties fo:font-variant="normal" fo:text-transform="none" fo:color="#222222" loext:opacity="100%" style:font-name="Arial" fo:font-size="10pt" fo:letter-spacing="normal" fo:font-style="normal" fo:font-weight="normal" style:font-size-asian="10pt" style:font-size-complex="10pt"/>
    </style:style>
    <style:style style:name="T29" style:family="text">
      <style:text-properties fo:font-variant="normal" fo:text-transform="none" fo:color="#222222" loext:opacity="100%" style:font-name="Arial" fo:font-size="10pt" fo:letter-spacing="normal" fo:font-style="normal" fo:font-weight="bold" style:font-size-asian="10pt" style:font-size-complex="10pt"/>
    </style:style>
    <style:style style:name="T30" style:family="text">
      <style:text-properties fo:font-variant="normal" fo:text-transform="none" fo:color="#222222" loext:opacity="100%" style:font-name="Arial" fo:font-size="9pt" fo:letter-spacing="normal" fo:font-style="normal" fo:font-weight="normal" style:font-size-asian="9pt" style:font-size-complex="9pt"/>
    </style:style>
    <style:style style:name="T31" style:family="text">
      <style:text-properties fo:font-variant="normal" fo:text-transform="none" fo:color="#222222" loext:opacity="100%" style:font-name="Arial" fo:font-size="9pt" fo:letter-spacing="normal" fo:font-style="normal" fo:font-weight="bold" style:font-size-asian="9pt" style:font-size-complex="9pt"/>
    </style:style>
    <style:style style:name="T32" style:family="text">
      <style:text-properties fo:font-variant="normal" fo:text-transform="none" fo:color="#222222" loext:opacity="100%" style:font-name="Arial" fo:font-size="9pt" fo:letter-spacing="normal" fo:font-style="italic" fo:font-weight="normal" style:font-size-asian="9pt" style:font-size-complex="9pt"/>
    </style:style>
    <style:style style:name="T33" style:family="text">
      <style:text-properties fo:font-variant="normal" fo:text-transform="none" fo:color="#222222" loext:opacity="100%" style:font-name="Arial" fo:font-size="9pt" fo:letter-spacing="normal" style:font-size-asian="9pt" style:font-size-complex="9pt"/>
    </style:style>
    <style:style style:name="T34" style:family="text">
      <style:text-properties fo:font-variant="normal" fo:text-transform="none" fo:color="#00a8ff" loext:opacity="100%" style:text-line-through-style="none" style:text-line-through-type="none" style:font-name="Roboto" fo:font-size="12pt" fo:letter-spacing="normal" fo:font-style="normal" style:text-underline-style="none" fo:font-weight="normal" style:text-blinking="false" loext:padding="0in" loext:border="none"/>
    </style:style>
    <style:style style:name="T35" style:family="text">
      <style:text-properties fo:font-variant="normal" fo:text-transform="none" fo:color="#00a8ff" loext:opacity="100%" style:text-line-through-style="none" style:text-line-through-type="none" style:font-name="Arial" fo:font-size="10pt" fo:letter-spacing="normal" fo:font-style="normal" style:text-underline-style="none" fo:font-weight="normal" style:text-blinking="false" style:font-size-asian="10pt" style:font-size-complex="10pt" loext:padding="0in" loext:border="none"/>
    </style:style>
    <style:style style:name="T36" style:family="text">
      <style:text-properties fo:font-variant="normal" fo:text-transform="none" fo:color="#00a8ff" loext:opacity="100%" style:text-line-through-style="none" style:text-line-through-type="none" style:font-name="Arial" fo:font-size="9pt" fo:letter-spacing="normal" fo:font-style="normal" style:text-underline-style="none" fo:font-weight="normal" style:text-blinking="false" style:font-size-asian="9pt" style:font-size-complex="9pt" loext:padding="0in" loext:border="none"/>
    </style:style>
    <style:style style:name="T37" style:family="text">
      <style:text-properties fo:font-variant="normal" fo:text-transform="none" fo:color="#d4d4d4" loext:opacity="100%" style:font-name="Consolas" fo:font-size="10.5pt" fo:letter-spacing="normal" fo:font-style="normal" fo:font-weight="normal" fo:background-color="#1e1e1e" loext:char-shading-value="0" style:font-size-asian="10pt" style:font-size-complex="10pt"/>
    </style:style>
    <style:style style:name="T38" style:family="text">
      <style:text-properties fo:font-variant="normal" fo:text-transform="none" fo:color="#c586c0" loext:opacity="100%" style:font-name="Consolas" fo:font-size="10.5pt" fo:letter-spacing="normal" fo:font-style="normal" fo:font-weight="normal" fo:background-color="#1e1e1e" loext:char-shading-value="0" style:font-size-asian="10pt" style:font-size-complex="10pt"/>
    </style:style>
    <style:style style:name="T39" style:family="text">
      <style:text-properties fo:font-variant="normal" fo:text-transform="none" fo:color="#4ec9b0" loext:opacity="100%" style:font-name="Consolas" fo:font-size="10.5pt" fo:letter-spacing="normal" fo:font-style="normal" fo:font-weight="normal" fo:background-color="#1e1e1e" loext:char-shading-value="0" style:font-size-asian="10pt" style:font-size-complex="10pt"/>
    </style:style>
    <style:style style:name="T40" style:family="text">
      <style:text-properties fo:font-variant="normal" fo:text-transform="none" fo:color="#006666" loext:opacity="100%" style:font-name="Arial" fo:font-size="10pt" fo:letter-spacing="normal" fo:font-style="normal" fo:font-weight="normal" fo:background-color="#f3f4f6" loext:char-shading-value="0" style:font-size-asian="10pt" style:font-size-complex="10pt"/>
    </style:style>
    <style:style style:name="T41" style:family="text">
      <style:text-properties fo:font-variant="normal" fo:text-transform="none" fo:color="#006666" loext:opacity="100%" style:font-name="JetBrains Mono" fo:font-size="12pt" fo:letter-spacing="normal" fo:font-style="normal" fo:font-weight="normal" fo:background-color="#f3f4f6" loext:char-shading-value="0"/>
    </style:style>
    <style:style style:name="T42" style:family="text">
      <style:text-properties fo:font-variant="normal" fo:text-transform="none" fo:color="#006666" loext:opacity="100%" style:font-name="JetBrains Mono" fo:font-size="12pt" fo:letter-spacing="normal" fo:font-style="normal" fo:font-weight="bold" fo:background-color="#f3f4f6" loext:char-shading-value="0" style:font-weight-asian="bold" style:font-weight-complex="bold"/>
    </style:style>
    <style:style style:name="T43" style:family="text">
      <style:text-properties fo:font-variant="normal" fo:text-transform="none" fo:color="#880000" loext:opacity="100%" style:font-name="Arial" fo:font-size="9pt" fo:letter-spacing="normal" fo:font-style="normal" fo:font-weight="normal" fo:background-color="#f3f4f6" loext:char-shading-value="0" style:font-size-asian="9pt" style:font-size-complex="9pt"/>
    </style:style>
    <style:style style:name="T44" style:family="text">
      <style:text-properties fo:font-variant="normal" fo:text-transform="none" fo:color="#880000" loext:opacity="100%" style:font-name="JetBrains Mono" fo:font-size="12pt" fo:letter-spacing="normal" fo:font-style="normal" fo:font-weight="normal" fo:background-color="#f3f4f6" loext:char-shading-value="0"/>
    </style:style>
    <style:style style:name="T45" style:family="text">
      <style:text-properties fo:font-variant="normal" fo:text-transform="none" fo:color="#9b703f" loext:opacity="100%" style:font-name="JetBrains Mono" fo:font-size="12pt" fo:letter-spacing="normal" fo:font-style="normal" fo:font-weight="normal" fo:background-color="#f3f4f6" loext:char-shading-value="0"/>
    </style:style>
    <style:style style:name="T46" style:family="text">
      <style:text-properties fo:font-variant="normal" fo:text-transform="none" fo:color="#666600" loext:opacity="100%" style:font-name="JetBrains Mono" fo:font-size="12pt" fo:letter-spacing="normal" fo:font-style="normal" fo:font-weight="normal" fo:background-color="#f3f4f6" loext:char-shading-value="0"/>
    </style:style>
    <style:style style:name="T47" style:family="text">
      <style:text-properties style:font-name="Consolas" fo:font-size="10.5pt" fo:font-weight="normal"/>
    </style:style>
    <style:style style:name="T48" style:family="text">
      <style:text-properties fo:color="#c586c0" loext:opacity="100%"/>
    </style:style>
    <style:style style:name="T49" style:family="text">
      <style:text-properties fo:color="#c586c0" loext:opacity="100%" style:font-name="Consolas" fo:font-size="10.5pt" fo:font-weight="normal"/>
    </style:style>
    <style:style style:name="T50" style:family="text">
      <style:text-properties fo:color="#4ec9b0" loext:opacity="100%"/>
    </style:style>
    <style:style style:name="T51" style:family="text">
      <style:text-properties fo:color="#4ec9b0" loext:opacity="100%" style:font-name="Consolas" fo:font-size="10.5pt" fo:font-weight="normal"/>
    </style:style>
    <style:style style:name="T52" style:family="text">
      <style:text-properties fo:color="#569cd6" loext:opacity="100%"/>
    </style:style>
    <style:style style:name="T53" style:family="text">
      <style:text-properties fo:color="#dcdcaa" loext:opacity="100%"/>
    </style:style>
    <style:style style:name="T54" style:family="text">
      <style:text-properties fo:color="#dcdcaa" loext:opacity="100%" style:font-name="Consolas" fo:font-size="10.5pt" fo:font-weight="normal"/>
    </style:style>
    <style:style style:name="T55" style:family="text">
      <style:text-properties fo:color="#9cdcfe" loext:opacity="100%"/>
    </style:style>
    <style:style style:name="T56" style:family="text">
      <style:text-properties fo:color="#9cdcfe" loext:opacity="100%" style:font-name="Consolas" fo:font-size="10.5pt" fo:font-weight="normal"/>
    </style:style>
    <style:style style:name="T57" style:family="text">
      <style:text-properties fo:color="#b5cea8" loext:opacity="100%" style:font-name="Consolas" fo:font-size="10.5pt" fo:font-weight="normal"/>
    </style:style>
    <style:style style:name="T58" style:family="text">
      <style:text-properties fo:color="#ce9178" loext:opacity="100%"/>
    </style:style>
    <style:style style:name="T59" style:family="text">
      <style:text-properties fo:font-style="normal" fo:font-weight="normal"/>
    </style:style>
    <style:style style:name="T60" style:family="text">
      <style:text-properties style:font-name="Arial" fo:font-size="9pt" fo:font-style="normal" fo:font-weight="normal" style:font-size-asian="9pt" style:font-size-complex="9pt"/>
    </style:style>
    <style:style style:name="T61" style:family="text">
      <style:text-properties style:font-name-complex="Roboto" style:font-size-complex="12pt" style:font-style-complex="normal" style:font-weight-complex="normal"/>
    </style:style>
    <style:style style:name="T62" style:family="text">
      <style:text-properties fo:language="ru" fo:country="RU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ember2650">
        <text:section text:style-name="Sect1" text:name="ember2651">
          <text:h text:style-name="P7" text:outline-level="2">Как работать с элементами типа checkbox и radiobutton?</text:h>
          <text:p text:style-name="P4">Checkbox (чекбокс или флажок) и radiobutton (радиобаттон или переключатель) — часто используемые в формах элементы. Основная разница между ними состоит в том, что флажки позволяют выбирать/отключать любой из представленных вариантов, а переключатели позволяют выбрать только один из вариантов. Далее мы будем называть эти элементы на англоязычный манер: checkbox и radiobutton.</text:p>
          <text:p text:style-name="P4">Так выглядят checkboxes:</text:p>
          <text:p text:style-name="P5"/>
          <text:p text:style-name="P4">А это radiobuttons:<text:line-break/><text:line-break/>Оба этих элемента создаются при помощи тега input со значением атрибута type равным checkbox или radio соответственно. В html-коде страницы вы увидите:</text:p>
          <text:p text:style-name="P3"><text:span text:style-name="Source_20_Text"><text:span text:style-name="T2">&lt;</text:span></text:span><text:span text:style-name="Source_20_Text"><text:span text:style-name="T12">input</text:span></text:span><text:span text:style-name="Source_20_Text"><text:span text:style-name="T2"> </text:span></text:span><text:span text:style-name="Source_20_Text"><text:span text:style-name="T16">type</text:span></text:span><text:span text:style-name="Source_20_Text"><text:span text:style-name="T2">=</text:span></text:span><text:span text:style-name="Source_20_Text"><text:span text:style-name="T19">"checkbox"</text:span></text:span><text:span text:style-name="Source_20_Text"><text:span text:style-name="T2">&gt;</text:span></text:span></text:p>
          <text:p text:style-name="P29"><text:span text:style-name="Source_20_Text"><text:span text:style-name="T2">&lt;</text:span></text:span><text:span text:style-name="Source_20_Text"><text:span text:style-name="T12">input</text:span></text:span><text:span text:style-name="Source_20_Text"><text:span text:style-name="T2"> </text:span></text:span><text:span text:style-name="Source_20_Text"><text:span text:style-name="T16">type</text:span></text:span><text:span text:style-name="Source_20_Text"><text:span text:style-name="T2">=</text:span></text:span><text:span text:style-name="Source_20_Text"><text:span text:style-name="T19">"radio"</text:span></text:span><text:span text:style-name="Source_20_Text"><text:span text:style-name="T2">&gt;</text:span></text:span></text:p>
          <text:p text:style-name="P4">Если checkbox или radiobutton выбран, то у элемента появится новый атрибут checked без значения. Часто атрибут checked уже установлен для одного из элементов по умолчанию.</text:p>
          <text:p text:style-name="P3"><text:span text:style-name="Source_20_Text"><text:span text:style-name="T2">&lt;</text:span></text:span><text:span text:style-name="Source_20_Text"><text:span text:style-name="T12">input</text:span></text:span><text:span text:style-name="Source_20_Text"><text:span text:style-name="T2"> </text:span></text:span><text:span text:style-name="Source_20_Text"><text:span text:style-name="T16">type</text:span></text:span><text:span text:style-name="Source_20_Text"><text:span text:style-name="T2">=</text:span></text:span><text:span text:style-name="Source_20_Text"><text:span text:style-name="T19">"checkbox"</text:span></text:span><text:span text:style-name="Source_20_Text"><text:span text:style-name="T2"> </text:span></text:span><text:span text:style-name="Source_20_Text"><text:span text:style-name="T16">checked</text:span></text:span><text:span text:style-name="Source_20_Text"><text:span text:style-name="T2">&gt;</text:span></text:span></text:p>
          <text:p text:style-name="P29"><text:span text:style-name="Source_20_Text"><text:span text:style-name="T2">&lt;</text:span></text:span><text:span text:style-name="Source_20_Text"><text:span text:style-name="T12">input</text:span></text:span><text:span text:style-name="Source_20_Text"><text:span text:style-name="T2"> </text:span></text:span><text:span text:style-name="Source_20_Text"><text:span text:style-name="T16">type</text:span></text:span><text:span text:style-name="Source_20_Text"><text:span text:style-name="T2">=</text:span></text:span><text:span text:style-name="Source_20_Text"><text:span text:style-name="T19">"radio"</text:span></text:span><text:span text:style-name="Source_20_Text"><text:span text:style-name="T2"> </text:span></text:span><text:span text:style-name="Source_20_Text"><text:span text:style-name="T16">checked</text:span></text:span><text:span text:style-name="Source_20_Text"><text:span text:style-name="T2">&gt;</text:span></text:span></text:p>
          <text:p text:style-name="P4">Radiobuttons объединяются в группу, где все элементы имеют одинаковые значения атрибута name, но разные значения атрибута value:</text:p>
          <text:p text:style-name="P3"><text:span text:style-name="Source_20_Text"><text:span text:style-name="T2">&lt;</text:span></text:span><text:span text:style-name="Source_20_Text"><text:span text:style-name="T12">input</text:span></text:span><text:span text:style-name="Source_20_Text"><text:span text:style-name="T2"> </text:span></text:span><text:span text:style-name="Source_20_Text"><text:span text:style-name="T16">type</text:span></text:span><text:span text:style-name="Source_20_Text"><text:span text:style-name="T2">=</text:span></text:span><text:span text:style-name="Source_20_Text"><text:span text:style-name="T19">"radio"</text:span></text:span><text:span text:style-name="Source_20_Text"><text:span text:style-name="T2"> </text:span></text:span><text:span text:style-name="Source_20_Text"><text:span text:style-name="T16">name</text:span></text:span><text:span text:style-name="Source_20_Text"><text:span text:style-name="T2">=</text:span></text:span><text:span text:style-name="Source_20_Text"><text:span text:style-name="T19">"language"</text:span></text:span><text:span text:style-name="Source_20_Text"><text:span text:style-name="T2"> </text:span></text:span><text:span text:style-name="Source_20_Text"><text:span text:style-name="T16">value</text:span></text:span><text:span text:style-name="Source_20_Text"><text:span text:style-name="T2">=</text:span></text:span><text:span text:style-name="Source_20_Text"><text:span text:style-name="T19">"python"</text:span></text:span><text:span text:style-name="Source_20_Text"><text:span text:style-name="T2"> </text:span></text:span><text:span text:style-name="Source_20_Text"><text:span text:style-name="T16">checked</text:span></text:span><text:span text:style-name="Source_20_Text"><text:span text:style-name="T2">&gt;</text:span></text:span></text:p>
          <text:p text:style-name="P29"><text:span text:style-name="Source_20_Text"><text:span text:style-name="T2">&lt;</text:span></text:span><text:span text:style-name="Source_20_Text"><text:span text:style-name="T12">input</text:span></text:span><text:span text:style-name="Source_20_Text"><text:span text:style-name="T2"> </text:span></text:span><text:span text:style-name="Source_20_Text"><text:span text:style-name="T16">type</text:span></text:span><text:span text:style-name="Source_20_Text"><text:span text:style-name="T2">=</text:span></text:span><text:span text:style-name="Source_20_Text"><text:span text:style-name="T19">"radio"</text:span></text:span><text:span text:style-name="Source_20_Text"><text:span text:style-name="T2"> </text:span></text:span><text:span text:style-name="Source_20_Text"><text:span text:style-name="T16">name</text:span></text:span><text:span text:style-name="Source_20_Text"><text:span text:style-name="T2">=</text:span></text:span><text:span text:style-name="Source_20_Text"><text:span text:style-name="T19">"language"</text:span></text:span><text:span text:style-name="Source_20_Text"><text:span text:style-name="T2"> </text:span></text:span><text:span text:style-name="Source_20_Text"><text:span text:style-name="T16">value</text:span></text:span><text:span text:style-name="Source_20_Text"><text:span text:style-name="T2">=</text:span></text:span><text:span text:style-name="Source_20_Text"><text:span text:style-name="T19">"selenium"</text:span></text:span><text:span text:style-name="Source_20_Text"><text:span text:style-name="T2">&gt;</text:span></text:span></text:p>
          <text:p text:style-name="P4">Checkboxes могут иметь как одинаковые, так и разные значения атрибута name. Поэтому и те, и другие лучше искать с помощью значения id или значения атрибута value. Если вы видите на странице чекбокс с уникальным значением name, то можете искать по name.</text:p>
          <text:p text:style-name="P4">Чтобы снять/поставить галочку в элементе типа checkbox или выбрать опцию из группы radiobuttons, надо указать WebDriver метод поиска элемента и выполнить для найденного элемента метод click():</text:p>
          <text:p text:style-name="P3"><text:span text:style-name="Source_20_Text"><text:span text:style-name="T2">option1 = browser.find_element_by_css_selector(</text:span></text:span><text:span text:style-name="Source_20_Text"><text:span text:style-name="T19">"[value='python']"</text:span></text:span><text:span text:style-name="Source_20_Text"><text:span text:style-name="T2">)</text:span></text:span></text:p>
          <text:p text:style-name="P29"><text:span text:style-name="Source_20_Text"><text:span text:style-name="T2">option1.click()</text:span></text:span></text:p>
          <text:p text:style-name="P4">Также вы можете увидеть тег label рядом с input. Этот тег используется, чтобы сделать кликабельным текст, который отображается рядом с флажком. Этот текст заключен внутри тега label. Элемент label связывается с элементом input с помощью атрибута for, в котором указывается значение атрибута id для элемента input:</text:p>
          <text:p text:style-name="P3"><text:soft-page-break/><text:span text:style-name="Source_20_Text"><text:span text:style-name="T2">&lt;</text:span></text:span><text:span text:style-name="Source_20_Text"><text:span text:style-name="T12">div</text:span></text:span><text:span text:style-name="Source_20_Text"><text:span text:style-name="T2">&gt;</text:span></text:span></text:p>
          <text:p text:style-name="P29"><text:span text:style-name="Source_20_Text"><text:span text:style-name="T6"><text:s text:c="2"/></text:span></text:span><text:span text:style-name="Source_20_Text"><text:span text:style-name="T2">&lt;</text:span></text:span><text:span text:style-name="Source_20_Text"><text:span text:style-name="T12">input</text:span></text:span><text:span text:style-name="Source_20_Text"><text:span text:style-name="T2"> </text:span></text:span><text:span text:style-name="Source_20_Text"><text:span text:style-name="T16">type</text:span></text:span><text:span text:style-name="Source_20_Text"><text:span text:style-name="T2">=</text:span></text:span><text:span text:style-name="Source_20_Text"><text:span text:style-name="T19">"radio"</text:span></text:span><text:span text:style-name="Source_20_Text"><text:span text:style-name="T2"> </text:span></text:span><text:span text:style-name="Source_20_Text"><text:span text:style-name="T16">id</text:span></text:span><text:span text:style-name="Source_20_Text"><text:span text:style-name="T2">=</text:span></text:span><text:span text:style-name="Source_20_Text"><text:span text:style-name="T19">"python"</text:span></text:span><text:span text:style-name="Source_20_Text"><text:span text:style-name="T2"> </text:span></text:span><text:span text:style-name="Source_20_Text"><text:span text:style-name="T16">name</text:span></text:span><text:span text:style-name="Source_20_Text"><text:span text:style-name="T2">=</text:span></text:span><text:span text:style-name="Source_20_Text"><text:span text:style-name="T19">"language"</text:span></text:span><text:span text:style-name="Source_20_Text"><text:span text:style-name="T2"> </text:span></text:span><text:span text:style-name="Source_20_Text"><text:span text:style-name="T16">checked</text:span></text:span><text:span text:style-name="Source_20_Text"><text:span text:style-name="T2">&gt;</text:span></text:span></text:p>
          <text:p text:style-name="P29"><text:span text:style-name="Source_20_Text"><text:span text:style-name="T6"><text:s text:c="2"/></text:span></text:span><text:span text:style-name="Source_20_Text"><text:span text:style-name="T2">&lt;</text:span></text:span><text:span text:style-name="Source_20_Text"><text:span text:style-name="T12">label</text:span></text:span><text:span text:style-name="Source_20_Text"><text:span text:style-name="T2"> </text:span></text:span><text:span text:style-name="Source_20_Text"><text:span text:style-name="T16">for</text:span></text:span><text:span text:style-name="Source_20_Text"><text:span text:style-name="T2">=</text:span></text:span><text:span text:style-name="Source_20_Text"><text:span text:style-name="T19">"python"</text:span></text:span><text:span text:style-name="Source_20_Text"><text:span text:style-name="T2">&gt;Python&lt;/</text:span></text:span><text:span text:style-name="Source_20_Text"><text:span text:style-name="T12">label</text:span></text:span><text:span text:style-name="Source_20_Text"><text:span text:style-name="T2">&gt;</text:span></text:span></text:p>
          <text:p text:style-name="P29"><text:span text:style-name="Source_20_Text"><text:span text:style-name="T2">&lt;/</text:span></text:span><text:span text:style-name="Source_20_Text"><text:span text:style-name="T12">div</text:span></text:span><text:span text:style-name="Source_20_Text"><text:span text:style-name="T2">&gt;</text:span></text:span></text:p>
          <text:p text:style-name="P29"><text:span text:style-name="Source_20_Text"><text:span text:style-name="T2">&lt;</text:span></text:span><text:span text:style-name="Source_20_Text"><text:span text:style-name="T12">div</text:span></text:span><text:span text:style-name="Source_20_Text"><text:span text:style-name="T2">&gt;</text:span></text:span></text:p>
          <text:p text:style-name="P29"><text:span text:style-name="Source_20_Text"><text:span text:style-name="T6"><text:s text:c="2"/></text:span></text:span><text:span text:style-name="Source_20_Text"><text:span text:style-name="T2">&lt;</text:span></text:span><text:span text:style-name="Source_20_Text"><text:span text:style-name="T12">input</text:span></text:span><text:span text:style-name="Source_20_Text"><text:span text:style-name="T2"> </text:span></text:span><text:span text:style-name="Source_20_Text"><text:span text:style-name="T16">type</text:span></text:span><text:span text:style-name="Source_20_Text"><text:span text:style-name="T2">=</text:span></text:span><text:span text:style-name="Source_20_Text"><text:span text:style-name="T19">"radio"</text:span></text:span><text:span text:style-name="Source_20_Text"><text:span text:style-name="T2"> </text:span></text:span><text:span text:style-name="Source_20_Text"><text:span text:style-name="T16">id</text:span></text:span><text:span text:style-name="Source_20_Text"><text:span text:style-name="T2">=</text:span></text:span><text:span text:style-name="Source_20_Text"><text:span text:style-name="T19">"java"</text:span></text:span><text:span text:style-name="Source_20_Text"><text:span text:style-name="T2"> </text:span></text:span><text:span text:style-name="Source_20_Text"><text:span text:style-name="T16">name</text:span></text:span><text:span text:style-name="Source_20_Text"><text:span text:style-name="T2">=</text:span></text:span><text:span text:style-name="Source_20_Text"><text:span text:style-name="T19">"language"</text:span></text:span><text:span text:style-name="Source_20_Text"><text:span text:style-name="T2">&gt;</text:span></text:span></text:p>
          <text:p text:style-name="P29"><text:span text:style-name="Source_20_Text"><text:span text:style-name="T6"><text:s text:c="2"/></text:span></text:span><text:span text:style-name="Source_20_Text"><text:span text:style-name="T2">&lt;</text:span></text:span><text:span text:style-name="Source_20_Text"><text:span text:style-name="T12">label</text:span></text:span><text:span text:style-name="Source_20_Text"><text:span text:style-name="T2"> </text:span></text:span><text:span text:style-name="Source_20_Text"><text:span text:style-name="T16">for</text:span></text:span><text:span text:style-name="Source_20_Text"><text:span text:style-name="T2">=</text:span></text:span><text:span text:style-name="Source_20_Text"><text:span text:style-name="T19">"java"</text:span></text:span><text:span text:style-name="Source_20_Text"><text:span text:style-name="T2">&gt;Java&lt;/</text:span></text:span><text:span text:style-name="Source_20_Text"><text:span text:style-name="T12">label</text:span></text:span><text:span text:style-name="Source_20_Text"><text:span text:style-name="T2">&gt;</text:span></text:span></text:p>
          <text:p text:style-name="P29"><text:span text:style-name="Source_20_Text"><text:span text:style-name="T2">&lt;/</text:span></text:span><text:span text:style-name="Source_20_Text"><text:span text:style-name="T12">div</text:span></text:span><text:span text:style-name="Source_20_Text"><text:span text:style-name="T2">&gt;</text:span></text:span></text:p>
          <text:p text:style-name="P4">В этом случае можно также отметить нужный пункт с помощью WebDriver, выполнив метод click() на элементе label.</text:p>
          <text:p text:style-name="P3"><text:span text:style-name="Source_20_Text"><text:span text:style-name="T2">option1 = browser.find_element_by_css_selector(</text:span></text:span><text:span text:style-name="Source_20_Text"><text:span text:style-name="T19">"[for='java']"</text:span></text:span><text:span text:style-name="Source_20_Text"><text:span text:style-name="T2">)</text:span></text:span></text:p>
          <text:p text:style-name="P29"><text:span text:style-name="Source_20_Text"><text:span text:style-name="T2">option1.click()</text:span></text:span></text:p>
        </text:section>
      </text:section>
      <text:p text:style-name="P30"/>
      <text:p text:style-name="P30"/>
      <text:p text:style-name="P30"/>
      <text:p text:style-name="P30"/>
      <text:h text:style-name="P1" text:outline-level="2">Метод get_attribute</text:h>
      <text:p text:style-name="P15"><text:span text:style-name="T22">Мы уже знаем, как найти нужный элемент на странице и как получить видимый пользователю текст. Для более детальных проверок в тесте нам может понадобиться узнать значение атрибута элемента. Атрибуты могут быть стандартными свойствами, которые понимает и использует браузер для отображения и вёрстки элементов или для хранения служебной информации, например, name, width, height, color и многие </text:span><text:a xlink:type="simple" xlink:href="https://www.w3schools.com/tags/ref_attributes.asp" office:target-frame-name="_blank" xlink:show="new" text:style-name="Internet_20_link" text:visited-style-name="Visited_20_Internet_20_Link"><text:span text:style-name="T34">другие</text:span></text:a><text:span text:style-name="T22">. Также атрибуты могут быть созданы разработчиками проекта для задания собственных стилей или правил.</text:span></text:p>
      <text:p text:style-name="P15"><text:span text:style-name="T22">Значение атрибута представляет собой строку. Если значение атрибута отсутствует, то это равносильно значению атрибута равному "false". Давайте еще раз взглянем на страницу </text:span><text:a xlink:type="simple" xlink:href="http://suninjuly.github.io/math.html" office:target-frame-name="_blank" xlink:show="new" text:style-name="Internet_20_link" text:visited-style-name="Visited_20_Internet_20_Link"><text:span text:style-name="T34">http://suninjuly.github.io/math.html</text:span></text:a><text:span text:style-name="T22">. На ней есть radiobuttons, для которых выбрано значение по умолчанию. В автотесте нам может понадобиться проверить, что для одного из radiobutton по умолчанию уже выбрано значение. Для этого мы можем проверить значение атрибута checked у этого элемента. Вот HTML-код элемента:</text:span></text:p>
      <text:p text:style-name="P19"><text:span text:style-name="Source_20_Text"><text:span text:style-name="T1">&lt;input </text:span></text:span><text:span text:style-name="Source_20_Text"><text:span text:style-name="T11">class</text:span></text:span><text:span text:style-name="Source_20_Text"><text:span text:style-name="T1">="</text:span></text:span><text:span text:style-name="Source_20_Text"><text:span text:style-name="T15">check</text:span></text:span><text:span text:style-name="Source_20_Text"><text:span text:style-name="T1">-</text:span></text:span><text:span text:style-name="Source_20_Text"><text:span text:style-name="T15">input</text:span></text:span><text:span text:style-name="Source_20_Text"><text:span text:style-name="T1">" </text:span></text:span><text:span text:style-name="Source_20_Text"><text:span text:style-name="T15">type</text:span></text:span><text:span text:style-name="Source_20_Text"><text:span text:style-name="T1">="</text:span></text:span><text:span text:style-name="Source_20_Text"><text:span text:style-name="T15">radio</text:span></text:span><text:span text:style-name="Source_20_Text"><text:span text:style-name="T1">" </text:span></text:span><text:span text:style-name="Source_20_Text"><text:span text:style-name="T15">name</text:span></text:span><text:span text:style-name="Source_20_Text"><text:span text:style-name="T1">="</text:span></text:span><text:span text:style-name="Source_20_Text"><text:span text:style-name="T15">ruler</text:span></text:span><text:span text:style-name="Source_20_Text"><text:span text:style-name="T1">" </text:span></text:span><text:span text:style-name="Source_20_Text"><text:span text:style-name="T15">id</text:span></text:span><text:span text:style-name="Source_20_Text"><text:span text:style-name="T1">="</text:span></text:span><text:span text:style-name="Source_20_Text"><text:span text:style-name="T15">peopleRule</text:span></text:span><text:span text:style-name="Source_20_Text"><text:span text:style-name="T1">" </text:span></text:span><text:span text:style-name="Source_20_Text"><text:span text:style-name="T15">value</text:span></text:span><text:span text:style-name="Source_20_Text"><text:span text:style-name="T1">="</text:span></text:span><text:span text:style-name="Source_20_Text"><text:span text:style-name="T15">people</text:span></text:span><text:span text:style-name="Source_20_Text"><text:span text:style-name="T1">" </text:span></text:span><text:span text:style-name="Source_20_Text"><text:span text:style-name="T15">checked</text:span></text:span><text:span text:style-name="Source_20_Text"><text:span text:style-name="T1">&gt;</text:span></text:span></text:p>
      <text:p text:style-name="P10">Найдём этот элемент с помощью WebDriver:</text:p>
      <text:p text:style-name="P19"><text:soft-page-break/><text:span text:style-name="Source_20_Text"><text:span text:style-name="T1">people_radio = browser.find_element_by_id(</text:span></text:span><text:span text:style-name="Source_20_Text"><text:span text:style-name="T18">"peopleRule"</text:span></text:span><text:span text:style-name="Source_20_Text"><text:span text:style-name="T1">)</text:span></text:span></text:p>
      <text:p text:style-name="P10">Найдём атрибут "checked" с помощью встроенного метода get_attribute и проверим его значение:</text:p>
      <text:p text:style-name="P8"><text:span text:style-name="Source_20_Text"><text:span text:style-name="T1">people_checked = people_radio.get_attribute(</text:span></text:span><text:span text:style-name="Source_20_Text"><text:span text:style-name="T18">"checked"</text:span></text:span><text:span text:style-name="Source_20_Text"><text:span text:style-name="T1">)</text:span></text:span></text:p>
      <text:p text:style-name="P26"><text:span text:style-name="Source_20_Text"><text:span text:style-name="T1">print(</text:span></text:span><text:span text:style-name="Source_20_Text"><text:span text:style-name="T18">"value of people radio: "</text:span></text:span><text:span text:style-name="Source_20_Text"><text:span text:style-name="T1">, people_checked)</text:span></text:span></text:p>
      <text:p text:style-name="P23"><text:span text:style-name="Source_20_Text"><text:span text:style-name="T11">assert</text:span></text:span><text:span text:style-name="Source_20_Text"><text:span text:style-name="T1"> people_checked </text:span></text:span><text:span text:style-name="Source_20_Text"><text:span text:style-name="T11">is</text:span></text:span><text:span text:style-name="Source_20_Text"><text:span text:style-name="T1"> </text:span></text:span><text:span text:style-name="Source_20_Text"><text:span text:style-name="T11">not</text:span></text:span><text:span text:style-name="Source_20_Text"><text:span text:style-name="T1"> </text:span></text:span><text:span text:style-name="Source_20_Text"><text:span text:style-name="T11">None</text:span></text:span><text:span text:style-name="Source_20_Text"><text:span text:style-name="T1">, </text:span></text:span><text:span text:style-name="Source_20_Text"><text:span text:style-name="T18">"People radio is not selected by default"</text:span></text:span></text:p>
      <text:p text:style-name="P10">Т.к. у данного атрибута значение не указано явно, то метод get_attribute вернёт "true". Возможно, вы заметили, что "true" написано с маленькой буквы, — все методы WebDriver взаимодействуют с браузером с помощью JavaScript, в котором булевые значения пишутся с маленькой буквы, а не с большой, как в Python.</text:p>
      <text:p text:style-name="P10">Мы можем написать проверку другим способом, сравнив строки:</text:p>
      <text:p text:style-name="P19"><text:span text:style-name="Source_20_Text"><text:span text:style-name="T11">assert</text:span></text:span><text:span text:style-name="Source_20_Text"><text:span text:style-name="T1"> people_checked == </text:span></text:span><text:span text:style-name="Source_20_Text"><text:span text:style-name="T18">"true"</text:span></text:span><text:span text:style-name="Source_20_Text"><text:span text:style-name="T1">, </text:span></text:span><text:span text:style-name="Source_20_Text"><text:span text:style-name="T18">"People radio is not selected by default"</text:span></text:span></text:p>
      <text:p text:style-name="P15"><text:span text:style-name="T22">Если атрибута нет, то метод get_attribute вернёт значение </text:span><text:span text:style-name="Strong_20_Emphasis"><text:span text:style-name="T23">None</text:span></text:span><text:span text:style-name="T22">. Применим метод get_attribute ко второму radiobutton, и убедимся, что атрибут отсутствует.</text:span></text:p>
      <text:p text:style-name="P8"><text:span text:style-name="Source_20_Text"><text:span text:style-name="T1">robots_radio = browser.find_element_by_id(</text:span></text:span><text:span text:style-name="Source_20_Text"><text:span text:style-name="T18">"robotsRule"</text:span></text:span><text:span text:style-name="Source_20_Text"><text:span text:style-name="T1">)</text:span></text:span></text:p>
      <text:p text:style-name="P26"><text:span text:style-name="Source_20_Text"><text:span text:style-name="T1">robots_checked = robots_radio.get_attribute(</text:span></text:span><text:span text:style-name="Source_20_Text"><text:span text:style-name="T18">"checked"</text:span></text:span><text:span text:style-name="Source_20_Text"><text:span text:style-name="T1">)</text:span></text:span></text:p>
      <text:p text:style-name="P23"><text:span text:style-name="Source_20_Text"><text:span text:style-name="T11">assert</text:span></text:span><text:span text:style-name="Source_20_Text"><text:span text:style-name="T1"> robots_checked </text:span></text:span><text:span text:style-name="Source_20_Text"><text:span text:style-name="T11">is</text:span></text:span><text:span text:style-name="Source_20_Text"><text:span text:style-name="T1"> </text:span></text:span><text:span text:style-name="Source_20_Text"><text:span text:style-name="T11">None</text:span></text:span></text:p>
      <text:p text:style-name="P15"><text:span text:style-name="T22">Так же мы можем проверять наличие атрибута disabled, который определяет, может ли пользователь взаимодействовать с элементом. Например, в предыдущем задании на странице с капчей для роботов JavaScript устанавливает атрибут disabled у кнопки </text:span><text:span text:style-name="Strong_20_Emphasis"><text:span text:style-name="T23">Submit</text:span></text:span><text:span text:style-name="T22">, когда истекает время, отведенное на решение задачи.</text:span></text:p>
      <text:p text:style-name="P19"><text:span text:style-name="Source_20_Text"><text:span text:style-name="T1">&lt;</text:span></text:span><text:span text:style-name="Source_20_Text"><text:span text:style-name="T11">button</text:span></text:span><text:span text:style-name="Source_20_Text"><text:span text:style-name="T1"> </text:span></text:span><text:span text:style-name="Source_20_Text"><text:span text:style-name="T15">type</text:span></text:span><text:span text:style-name="Source_20_Text"><text:span text:style-name="T1">=</text:span></text:span><text:span text:style-name="Source_20_Text"><text:span text:style-name="T18">"submit"</text:span></text:span><text:span text:style-name="Source_20_Text"><text:span text:style-name="T1"> </text:span></text:span><text:span text:style-name="Source_20_Text"><text:span text:style-name="T15">class</text:span></text:span><text:span text:style-name="Source_20_Text"><text:span text:style-name="T1">=</text:span></text:span><text:span text:style-name="Source_20_Text"><text:span text:style-name="T18">"btn btn-default"</text:span></text:span><text:span text:style-name="Source_20_Text"><text:span text:style-name="T1"> </text:span></text:span><text:span text:style-name="Source_20_Text"><text:span text:style-name="T15">disabled</text:span></text:span><text:span text:style-name="Source_20_Text"><text:span text:style-name="T1">&gt;Submit&lt;/</text:span></text:span><text:span text:style-name="Source_20_Text"><text:span text:style-name="T11">button</text:span></text:span><text:span text:style-name="Source_20_Text"><text:span text:style-name="T1">&gt;</text:span></text:span></text:p>
      <text:p text:style-name="P22"><text:span text:style-name="T48">import</text:span> <text:span text:style-name="T50">math</text:span></text:p>
      <text:p text:style-name="P31"><text:span text:style-name="T48">from</text:span> <text:span text:style-name="T50">selenium</text:span> <text:span text:style-name="T48">import</text:span> <text:span text:style-name="T50">webdriver</text:span></text:p>
      <text:p text:style-name="P33"/>
      <text:p text:style-name="P31"><text:span text:style-name="T52">def</text:span> <text:span text:style-name="T53">calc</text:span>(<text:span text:style-name="T55">x</text:span>):</text:p>
      <text:p text:style-name="P32">  <text:span text:style-name="T49">return</text:span><text:span text:style-name="T47"> </text:span><text:span text:style-name="T51">str</text:span><text:span text:style-name="T47">(</text:span><text:span text:style-name="T51">math</text:span><text:span text:style-name="T47">.</text:span><text:span text:style-name="T54">log</text:span><text:span text:style-name="T47">(</text:span><text:span text:style-name="T54">abs</text:span><text:span text:style-name="T47">(</text:span><text:span text:style-name="T57">12</text:span><text:span text:style-name="T47">*</text:span><text:span text:style-name="T51">math</text:span><text:span text:style-name="T47">.</text:span><text:span text:style-name="T54">sin</text:span><text:span text:style-name="T47">(</text:span><text:span text:style-name="T51">int</text:span><text:span text:style-name="T47">(</text:span><text:span text:style-name="T56">x</text:span><text:span text:style-name="T47">)))))</text:span></text:p>
      <text:p text:style-name="P33"/>
      <text:p text:style-name="P31"><text:soft-page-break/><text:span text:style-name="T55">link</text:span> = <text:span text:style-name="T58">"http://suninjuly.github.io/get_attribute.html"</text:span></text:p>
      <text:p text:style-name="P31"><text:span text:style-name="T55">browser</text:span> = <text:span text:style-name="T50">webdriver</text:span>.<text:span text:style-name="T50">Chrome</text:span>()</text:p>
      <text:p text:style-name="P31"><text:span text:style-name="T55">browser</text:span>.<text:span text:style-name="T53">get</text:span>(<text:span text:style-name="T55">link</text:span>)</text:p>
      <text:p text:style-name="P33"/>
      <text:p text:style-name="P31"><text:span text:style-name="T55">x_element</text:span> = <text:span text:style-name="T55">browser</text:span>.<text:span text:style-name="T53">find_element_by_id</text:span>(<text:span text:style-name="T58">"treasure"</text:span>)</text:p>
      <text:p text:style-name="P31"><text:span text:style-name="T55">x</text:span> = <text:span text:style-name="T55">x_element</text:span>.get_attribute(<text:span text:style-name="T58">"valuex"</text:span>)</text:p>
      <text:p text:style-name="P31"><text:span text:style-name="T55">y</text:span> = <text:span text:style-name="T53">calc</text:span>(<text:span text:style-name="T55">x</text:span>)</text:p>
      <text:p text:style-name="P25"/>
      <text:p text:style-name="P31"><text:span text:style-name="T55">field1</text:span> = <text:span text:style-name="T55">browser</text:span>.<text:span text:style-name="T53">find_element_by_id</text:span>(<text:span text:style-name="T58">"answer"</text:span>)</text:p>
      <text:p text:style-name="P31"><text:span text:style-name="T55">field1</text:span>.send_keys(<text:span text:style-name="T55">y</text:span>)</text:p>
      <text:p text:style-name="P33"/>
      <text:p text:style-name="P31"><text:span text:style-name="T55">ch_box</text:span> = <text:span text:style-name="T55">browser</text:span>.<text:span text:style-name="T53">find_element_by_id</text:span>(<text:span text:style-name="T58">"robotCheckbox"</text:span>)</text:p>
      <text:p text:style-name="P31"><text:span text:style-name="T55">ch_box</text:span>.click()</text:p>
      <text:p text:style-name="P33"/>
      <text:p text:style-name="P31"><text:span text:style-name="T55">r_button</text:span> = <text:span text:style-name="T55">browser</text:span>.<text:span text:style-name="T53">find_element_by_id</text:span>(<text:span text:style-name="T58">"robotsRule"</text:span>)</text:p>
      <text:p text:style-name="P31"><text:span text:style-name="T55">r_button</text:span>.click()</text:p>
      <text:p text:style-name="P33"/>
      <text:p text:style-name="P31"><text:span text:style-name="T55">submit_button</text:span> = <text:span text:style-name="T55">browser</text:span>.<text:span text:style-name="T53">find_element_by_css_selector</text:span>(<text:span text:style-name="T58">".btn.btn-default"</text:span>)</text:p>
      <text:p text:style-name="P31"><text:span text:style-name="T55">submit_button</text:span>.click()</text:p>
      <text:p text:style-name="P24"/>
      <text:p text:style-name="P19"/>
      <text:h text:style-name="P21" text:outline-level="2">Работа со списками</text:h>
      <text:p text:style-name="P12">На веб-страницах мы также встречаем раскрывающиеся (выпадающие) списки. У таких списков есть несколько важных особенностей:</text:p>
      <text:list xml:id="list1315463943" text:style-name="L1">
        <text:list-item>
          <text:p text:style-name="P40">У каждого элемента списка обычно есть уникальное значение атрибута value</text:p>
        </text:list-item>
        <text:list-item>
          <text:p text:style-name="P40">В списках может быть разрешено выбирать как только один, так и несколько вариантов, в зависимости от типа списка</text:p>
        </text:list-item>
        <text:list-item>
          <text:p text:style-name="P43"><text:span text:style-name="T28">Визуально списки могут различаться тем, что в одном случае все варианты скрыты в выпадающем меню (</text:span><text:a xlink:type="simple" xlink:href="http://suninjuly.github.io/selects1.html" office:target-frame-name="_blank" xlink:show="new" text:style-name="Internet_20_link" text:visited-style-name="Visited_20_Internet_20_Link"><text:span text:style-name="T35">http://suninjuly.github.io/selects1.html</text:span></text:a><text:span text:style-name="T28">), а в другом все варианты или их часть видны (</text:span><text:a xlink:type="simple" xlink:href="http://suninjuly.github.io/selects2.html" office:target-frame-name="_blank" xlink:show="new" text:style-name="Internet_20_link" text:visited-style-name="Visited_20_Internet_20_Link"><text:span text:style-name="T35">http://suninjuly.github.io/selects2.html</text:span></text:a><text:span text:style-name="T28">)</text:span></text:p>
        </text:list-item>
      </text:list>
      <text:p text:style-name="P12">Но для взаимодействия с любым вариантом списка мы будем использовать одни и те же методы Selenium.</text:p>
      <text:p text:style-name="P13"> <text:span text:style-name="T59">Посмотрим, как выглядит html для списка:</text:span></text:p>
      <text:p text:style-name="P9"><text:soft-page-break/></text:p>
      <text:p text:style-name="P26"><text:span text:style-name="Source_20_Text"><text:span text:style-name="T7">&lt;</text:span></text:span><text:span text:style-name="Source_20_Text"><text:span text:style-name="T13">label</text:span></text:span><text:span text:style-name="Source_20_Text"><text:span text:style-name="T7"> </text:span></text:span><text:span text:style-name="Source_20_Text"><text:span text:style-name="T17">for</text:span></text:span><text:span text:style-name="Source_20_Text"><text:span text:style-name="T7">=</text:span></text:span><text:span text:style-name="Source_20_Text"><text:span text:style-name="T20">"dropdown"</text:span></text:span><text:span text:style-name="Source_20_Text"><text:span text:style-name="T7">&gt;Выберите язык программирования:&lt;/</text:span></text:span><text:span text:style-name="Source_20_Text"><text:span text:style-name="T13">label</text:span></text:span><text:span text:style-name="Source_20_Text"><text:span text:style-name="T7">&gt;</text:span></text:span></text:p>
      <text:p text:style-name="P26"><text:span text:style-name="Source_20_Text"><text:span text:style-name="T7">&lt;</text:span></text:span><text:span text:style-name="Source_20_Text"><text:span text:style-name="T13">select</text:span></text:span><text:span text:style-name="Source_20_Text"><text:span text:style-name="T7"> </text:span></text:span><text:span text:style-name="Source_20_Text"><text:span text:style-name="T17">id</text:span></text:span><text:span text:style-name="Source_20_Text"><text:span text:style-name="T7">=</text:span></text:span><text:span text:style-name="Source_20_Text"><text:span text:style-name="T20">"dropdown"</text:span></text:span><text:span text:style-name="Source_20_Text"><text:span text:style-name="T7"> </text:span></text:span><text:span text:style-name="Source_20_Text"><text:span text:style-name="T17">class</text:span></text:span><text:span text:style-name="Source_20_Text"><text:span text:style-name="T7">=</text:span></text:span><text:span text:style-name="Source_20_Text"><text:span text:style-name="T20">"custom-select"</text:span></text:span><text:span text:style-name="Source_20_Text"><text:span text:style-name="T7">&gt;</text:span></text:span></text:p>
      <text:p text:style-name="P26"><text:span text:style-name="Source_20_Text"><text:span text:style-name="T8"> </text:span></text:span><text:span text:style-name="Source_20_Text"><text:span text:style-name="T7">&lt;</text:span></text:span><text:span text:style-name="Source_20_Text"><text:span text:style-name="T13">option</text:span></text:span><text:span text:style-name="Source_20_Text"><text:span text:style-name="T7"> </text:span></text:span><text:span text:style-name="Source_20_Text"><text:span text:style-name="T17">selected</text:span></text:span><text:span text:style-name="Source_20_Text"><text:span text:style-name="T7">&gt;--&lt;/</text:span></text:span><text:span text:style-name="Source_20_Text"><text:span text:style-name="T13">option</text:span></text:span><text:span text:style-name="Source_20_Text"><text:span text:style-name="T7">&gt;</text:span></text:span></text:p>
      <text:p text:style-name="P26"><text:span text:style-name="Source_20_Text"><text:span text:style-name="T8"> </text:span></text:span><text:span text:style-name="Source_20_Text"><text:span text:style-name="T7">&lt;</text:span></text:span><text:span text:style-name="Source_20_Text"><text:span text:style-name="T13">option</text:span></text:span><text:span text:style-name="Source_20_Text"><text:span text:style-name="T7"> </text:span></text:span><text:span text:style-name="Source_20_Text"><text:span text:style-name="T17">value</text:span></text:span><text:span text:style-name="Source_20_Text"><text:span text:style-name="T7">=</text:span></text:span><text:span text:style-name="Source_20_Text"><text:span text:style-name="T20">"1"</text:span></text:span><text:span text:style-name="Source_20_Text"><text:span text:style-name="T7">&gt;Python&lt;/</text:span></text:span><text:span text:style-name="Source_20_Text"><text:span text:style-name="T13">option</text:span></text:span><text:span text:style-name="Source_20_Text"><text:span text:style-name="T7">&gt;</text:span></text:span></text:p>
      <text:p text:style-name="P26"><text:span text:style-name="Source_20_Text"><text:span text:style-name="T8"> </text:span></text:span><text:span text:style-name="Source_20_Text"><text:span text:style-name="T7">&lt;</text:span></text:span><text:span text:style-name="Source_20_Text"><text:span text:style-name="T13">option</text:span></text:span><text:span text:style-name="Source_20_Text"><text:span text:style-name="T7"> </text:span></text:span><text:span text:style-name="Source_20_Text"><text:span text:style-name="T17">value</text:span></text:span><text:span text:style-name="Source_20_Text"><text:span text:style-name="T7">=</text:span></text:span><text:span text:style-name="Source_20_Text"><text:span text:style-name="T20">"2"</text:span></text:span><text:span text:style-name="Source_20_Text"><text:span text:style-name="T7">&gt;Java&lt;/</text:span></text:span><text:span text:style-name="Source_20_Text"><text:span text:style-name="T13">option</text:span></text:span><text:span text:style-name="Source_20_Text"><text:span text:style-name="T7">&gt;</text:span></text:span></text:p>
      <text:p text:style-name="P26"><text:span text:style-name="Source_20_Text"><text:span text:style-name="T8"> </text:span></text:span><text:span text:style-name="Source_20_Text"><text:span text:style-name="T7">&lt;</text:span></text:span><text:span text:style-name="Source_20_Text"><text:span text:style-name="T13">option</text:span></text:span><text:span text:style-name="Source_20_Text"><text:span text:style-name="T7"> </text:span></text:span><text:span text:style-name="Source_20_Text"><text:span text:style-name="T17">value</text:span></text:span><text:span text:style-name="Source_20_Text"><text:span text:style-name="T7">=</text:span></text:span><text:span text:style-name="Source_20_Text"><text:span text:style-name="T20">"3"</text:span></text:span><text:span text:style-name="Source_20_Text"><text:span text:style-name="T7">&gt;JavaScript&lt;/</text:span></text:span><text:span text:style-name="Source_20_Text"><text:span text:style-name="T13">option</text:span></text:span><text:span text:style-name="Source_20_Text"><text:span text:style-name="T7">&gt;</text:span></text:span></text:p>
      <text:p text:style-name="P23"><text:span text:style-name="Source_20_Text"><text:span text:style-name="T7">&lt;/</text:span></text:span><text:span text:style-name="Source_20_Text"><text:span text:style-name="T13">select</text:span></text:span><text:span text:style-name="Source_20_Text"><text:span text:style-name="T7">&gt;</text:span></text:span></text:p>
      <text:p text:style-name="P12">Варианты ответа задаются тегом option, значение value может отсутствовать. Можно отмечать варианты с помощью обычного метода click(). Для этого сначала нужно применить метод click() для элемента с тегом select, чтобы список раскрылся, а затем кликнуть на нужный вариант ответа:</text:p>
      <text:p text:style-name="P8"><text:span text:style-name="Source_20_Text"><text:span text:style-name="T13">from</text:span></text:span><text:span text:style-name="Source_20_Text"><text:span text:style-name="T7"> selenium </text:span></text:span><text:span text:style-name="Source_20_Text"><text:span text:style-name="T13">import</text:span></text:span><text:span text:style-name="Source_20_Text"><text:span text:style-name="T7"> webdriver</text:span></text:span></text:p>
      <text:p text:style-name="P27"/>
      <text:p text:style-name="P26"><text:span text:style-name="Source_20_Text"><text:span text:style-name="T7">browser = webdriver.Chrome()</text:span></text:span></text:p>
      <text:p text:style-name="P26"><text:span text:style-name="Source_20_Text"><text:span text:style-name="T7">browser.get(link)</text:span></text:span></text:p>
      <text:p text:style-name="P27"/>
      <text:p text:style-name="P27"/>
      <text:p text:style-name="P26"><text:span text:style-name="Source_20_Text"><text:span text:style-name="T7">browser.find_element_by_tag_name(</text:span></text:span><text:span text:style-name="Source_20_Text"><text:span text:style-name="T20">"select"</text:span></text:span><text:span text:style-name="Source_20_Text"><text:span text:style-name="T7">).click()</text:span></text:span></text:p>
      <text:p text:style-name="P23"><text:span text:style-name="Source_20_Text"><text:span text:style-name="T7">browser.find_element_by_css_selector(</text:span></text:span><text:span text:style-name="Source_20_Text"><text:span text:style-name="T20">"option:nth-child(2)"</text:span></text:span><text:span text:style-name="Source_20_Text"><text:span text:style-name="T7">).click()</text:span></text:span></text:p>
      <text:p text:style-name="P12">Последняя строчка может выглядеть и так:</text:p>
      <text:p text:style-name="P19"><text:span text:style-name="Source_20_Text"><text:span text:style-name="T7">browser.find_element_by_css_selector(</text:span></text:span><text:span text:style-name="Source_20_Text"><text:span text:style-name="T20">"[value='1']"</text:span></text:span><text:span text:style-name="Source_20_Text"><text:span text:style-name="T7">).click()</text:span></text:span></text:p>
      <text:p text:style-name="P12">Это не самый удобный способ, так как нам приходится делать лишний клик для открытия списка.</text:p>
      <text:p text:style-name="P15"><text:span text:style-name="T28">Есть более удобный способ, для которого используется специальный класс </text:span><text:span text:style-name="Strong_20_Emphasis"><text:span text:style-name="T29">Select</text:span></text:span><text:span text:style-name="T28"> из библиотеки WebDriver. Вначале мы должны инициализировать новый объект, передав в него WebElement с тегом select. Далее можно найти любой вариант из списка с помощью метода </text:span><text:span text:style-name="Strong_20_Emphasis"><text:span text:style-name="T29">select_by_value(value):</text:span></text:span></text:p>
      <text:p text:style-name="P8"><text:span text:style-name="Source_20_Text"><text:span text:style-name="T7">from selenium.webdriver.support.ui import </text:span></text:span><text:span text:style-name="Source_20_Text"><text:span text:style-name="T13">Select</text:span></text:span></text:p>
      <text:p text:style-name="P26"><text:span text:style-name="Source_20_Text"><text:span text:style-name="T13">select</text:span></text:span><text:span text:style-name="Source_20_Text"><text:span text:style-name="T7"> = </text:span></text:span><text:span text:style-name="Source_20_Text"><text:span text:style-name="T13">Select</text:span></text:span><text:span text:style-name="Source_20_Text"><text:span text:style-name="T7">(browser.find_element_by_tag_name(</text:span></text:span><text:span text:style-name="Source_20_Text"><text:span text:style-name="T20">"select"</text:span></text:span><text:span text:style-name="Source_20_Text"><text:span text:style-name="T7">))</text:span></text:span></text:p>
      <text:p text:style-name="P23"><text:span text:style-name="Source_20_Text"><text:span text:style-name="T13">select</text:span></text:span><text:span text:style-name="Source_20_Text"><text:span text:style-name="T7">.select_by_value(</text:span></text:span><text:span text:style-name="Source_20_Text"><text:span text:style-name="T20">"1"</text:span></text:span><text:span text:style-name="Source_20_Text"><text:span text:style-name="T7">) </text:span></text:span><text:span text:style-name="Source_20_Text"><text:span text:style-name="T40"># ищем элемент с текстом </text:span></text:span><text:span text:style-name="Source_20_Text"><text:span text:style-name="T20">"Python"</text:span></text:span></text:p>
      <text:p text:style-name="P15"><text:span text:style-name="T28">Можно использовать еще два метода: </text:span><text:span text:style-name="Strong_20_Emphasis"><text:span text:style-name="T29">select.select_by_visible_text("text")</text:span></text:span><text:span text:style-name="T28"> и </text:span><text:span text:style-name="Strong_20_Emphasis"><text:span text:style-name="T29">select.select_by_index(index)</text:span></text:span><text:span text:style-name="T28">. Первый способ ищет элемент по видимому тексту, например,</text:span><text:span text:style-name="Strong_20_Emphasis"><text:span text:style-name="T28"> </text:span></text:span><text:span text:style-name="Strong_20_Emphasis"><text:span text:style-name="T29">select.select_by_visible_text("Python")</text:span></text:span><text:span text:style-name="T28"> найдёт "Python" для нашего примера.</text:span></text:p>
      <text:p text:style-name="P15"><text:span text:style-name="T28">Второй способ ищет элемент по его индексу или порядковому номеру. Индексация начинается с нуля. Для того чтобы найти элемент с текстом "Python", нужно использовать </text:span><text:span text:style-name="Strong_20_Emphasis"><text:span text:style-name="T29">select.select_by_index(1)</text:span></text:span><text:span text:style-name="T28">, так как опция с индексом 0 в данном примере имеет значение по умолчанию равное "--".</text:span></text:p>
      <text:p text:style-name="P18"><text:soft-page-break/><text:span text:style-name="Source_20_Text"><text:span text:style-name="T38">from</text:span></text:span><text:span text:style-name="Source_20_Text"><text:span text:style-name="T37"> </text:span></text:span><text:span text:style-name="Source_20_Text"><text:span text:style-name="T39">selenium</text:span></text:span><text:span text:style-name="Source_20_Text"><text:span text:style-name="T37"> </text:span></text:span><text:span text:style-name="Source_20_Text"><text:span text:style-name="T38">import</text:span></text:span><text:span text:style-name="Source_20_Text"><text:span text:style-name="T37"> </text:span></text:span><text:span text:style-name="Source_20_Text"><text:span text:style-name="T39">webdriver</text:span></text:span></text:p>
      <text:p text:style-name="P31"><text:span text:style-name="T48">from</text:span> <text:span text:style-name="T50">selenium</text:span>.<text:span text:style-name="T50">webdriver</text:span>.<text:span text:style-name="T50">support</text:span>.<text:span text:style-name="T50">ui</text:span> <text:span text:style-name="T48">import</text:span> <text:span text:style-name="T50">Select</text:span></text:p>
      <text:p text:style-name="P33"/>
      <text:p text:style-name="P31"><text:span text:style-name="T55">link</text:span> = <text:span text:style-name="T58">"http://suninjuly.github.io/selects2.html"</text:span></text:p>
      <text:p text:style-name="P31"><text:span text:style-name="T55">browser</text:span> = <text:span text:style-name="T50">webdriver</text:span>.<text:span text:style-name="T50">Chrome</text:span>()</text:p>
      <text:p text:style-name="P31"><text:span text:style-name="T55">browser</text:span>.<text:span text:style-name="T53">get</text:span>(<text:span text:style-name="T55">link</text:span>)</text:p>
      <text:p text:style-name="P33"/>
      <text:p text:style-name="P31"><text:span text:style-name="T55">x_sum1</text:span> = <text:span text:style-name="T55">browser</text:span>.<text:span text:style-name="T53">find_element_by_id</text:span>(<text:span text:style-name="T58">"num1"</text:span>)</text:p>
      <text:p text:style-name="P31"><text:span text:style-name="T55">x_sum2</text:span> = <text:span text:style-name="T55">browser</text:span>.<text:span text:style-name="T53">find_element_by_id</text:span>(<text:span text:style-name="T58">"num2"</text:span>)</text:p>
      <text:p text:style-name="P31"><text:span text:style-name="T55">x1</text:span> = <text:span text:style-name="T55">x_sum1</text:span>.text</text:p>
      <text:p text:style-name="P31"><text:span text:style-name="T55">x2</text:span> = <text:span text:style-name="T55">x_sum2</text:span>.text</text:p>
      <text:p text:style-name="P31"><text:span text:style-name="T55">x</text:span> = <text:span text:style-name="T50">int</text:span>(<text:span text:style-name="T55">x1</text:span>)+<text:span text:style-name="T50">int</text:span>(<text:span text:style-name="T55">x2</text:span>)</text:p>
      <text:p text:style-name="P34">#print("x", x)</text:p>
      <text:p text:style-name="P33"/>
      <text:p text:style-name="P31"><text:span text:style-name="T55">dropdown</text:span> = <text:span text:style-name="T50">Select</text:span>(<text:span text:style-name="T55">browser</text:span>.<text:span text:style-name="T53">find_element_by_id</text:span>(<text:span text:style-name="T58">"dropdown"</text:span>))</text:p>
      <text:p text:style-name="P31"><text:span text:style-name="T55">dropdown</text:span>.<text:span text:style-name="T53">select_by_value</text:span>(<text:span text:style-name="T50">str</text:span>(<text:span text:style-name="T55">x</text:span>))</text:p>
      <text:p text:style-name="P33"/>
      <text:p text:style-name="P31"><text:span text:style-name="T55">submit_button</text:span> = <text:span text:style-name="T55">browser</text:span>.<text:span text:style-name="T53">find_element_by_css_selector</text:span>(<text:span text:style-name="T58">".btn.btn-default"</text:span>)</text:p>
      <text:p text:style-name="P31"><text:span text:style-name="T55">submit_button</text:span>.click()</text:p>
      <text:p text:style-name="P15"><text:span text:style-name="Source_20_Text"><text:span text:style-name="T3"/></text:span></text:p>
      <text:h text:style-name="P17" text:outline-level="2"><text:span text:style-name="Source_20_Text"><text:span text:style-name="T24">Метод execute_script</text:span></text:span></text:h>
      <text:p text:style-name="P14">Рассмотрим еще один очень полезный и мощный метод, но он требует хотя бы минимальных знаний JavaScript. С помощью метода execute_script можно выполнить программу, написанную на языке JavaScript, как часть сценария автотеста в запущенном браузере. Зачем это может понадобиться, если в автотестах мы стараемся взаимодействовать с интерфейсом сайта как обычный пользователь, нажимая кнопки, выбирая пункты меню и вводя текст в текстовые поля?</text:p>
      <text:p text:style-name="P14">Дело в том, что стандартные методы, доступные в Selenium, не могут покрыть всех возможных ситуаций работы с веб-приложением. Сайты в интернете могут решать самые разные задачи, начиная от простого блога до сложных финансовых или графических приложений. Разработчики имеют доступ к огромному количеству различных библиотек для решения бизнес-сценариев, что приводит к появлению на веб-странице нестандартных редакторов текстов, уникальных меню, оригинальных видео-плееров и т.д. Порой это приводит к тому, что для нажатия вроде бы обычной кнопки тестировщику понадобится писать настоящий JavaScript-сценарий. Если вы столкнулись с такой ситуацией, то в первую очередь обратитесь за помощью к вашим фронтенд-разработчикам, чтобы они подсказали  пример нужного скрипта. Прежде чем использовать данный скрипт в тестах, вы можете проверить, как он работает прямо в браузере, выполнив код в консоли браузера. Затем можете добавить его в ваш автотест с помощью execute_script(javascript_code).</text:p>
      <text:p text:style-name="P14">Давайте попробуем вызвать alert в браузере с помощью WebDriver. Пример сценария:</text:p>
      <text:p text:style-name="P8"><text:span text:style-name="Source_20_Text"><text:span text:style-name="T14">from</text:span></text:span><text:span text:style-name="Source_20_Text"><text:span text:style-name="T9"> selenium </text:span></text:span><text:span text:style-name="Source_20_Text"><text:span text:style-name="T14">import</text:span></text:span><text:span text:style-name="Source_20_Text"><text:span text:style-name="T9"> webdriver</text:span></text:span></text:p>
      <text:p text:style-name="P26"><text:soft-page-break/><text:span text:style-name="Source_20_Text"><text:span text:style-name="T9">browser = webdriver.Chrome()</text:span></text:span></text:p>
      <text:p text:style-name="P23"><text:span text:style-name="Source_20_Text"><text:span text:style-name="T9">browser.execute_script(</text:span></text:span><text:span text:style-name="Source_20_Text"><text:span text:style-name="T21">"alert('Robots at work');"</text:span></text:span><text:span text:style-name="Source_20_Text"><text:span text:style-name="T9">)</text:span></text:span></text:p>
      <text:p text:style-name="P14">Обратите внимание, что исполняемый JavaScript нужно заключать в кавычки (двойные или одинарные). Если внутри скрипта вам также понадобится использовать кавычки, а для выделения скрипта вы уже используете двойные кавычки, то в скрипте следует поставить одинарные:</text:p>
      <text:p text:style-name="P19"><text:span text:style-name="Source_20_Text"><text:span text:style-name="T9">browser.execute_script(</text:span></text:span><text:span text:style-name="Source_20_Text"><text:span text:style-name="T21">"document.title='Script executing';"</text:span></text:span><text:span text:style-name="Source_20_Text"><text:span text:style-name="T9">)</text:span></text:span></text:p>
      <text:p text:style-name="P14">Такой формат записи тоже будет работать:</text:p>
      <text:p text:style-name="P19"><text:span text:style-name="Source_20_Text"><text:span text:style-name="T9">browser.execute_script(</text:span></text:span><text:span text:style-name="Source_20_Text"><text:span text:style-name="T21">'document.title="Script executing";'</text:span></text:span><text:span text:style-name="Source_20_Text"><text:span text:style-name="T9">)</text:span></text:span></text:p>
      <text:p text:style-name="P14">Можно с помощью этого метода выполнить сразу несколько инструкций, перечислив их через точку с запятой. Изменим сначала заголовок страницы, а затем вызовем alert:</text:p>
      <text:p text:style-name="P19"><text:span text:style-name="Source_20_Text"><text:span text:style-name="T9">browser.execute_script(</text:span></text:span><text:span text:style-name="Source_20_Text"><text:span text:style-name="T21">"document.title='Script executing';alert('Robots at work');"</text:span></text:span><text:span text:style-name="Source_20_Text"><text:span text:style-name="T9">)</text:span></text:span></text:p>
      <text:p text:style-name="P16"><text:span text:style-name="Source_20_Text"><text:span text:style-name="T25">Если кстати возникает дилемма о кавычках, можно все внутренние экранировать обратным слэшем вот так:</text:span></text:span></text:p>
      <text:p text:style-name="P6">browser.execute_script("alert(\"Robots at work\");") и не переступать свои убеждения использовать только двойные кавычки во что бы то ни стало. </text:p>
      <text:p text:style-name="P15"><text:span text:style-name="Source_20_Text"><text:span text:style-name="T3"/></text:span></text:p>
      <text:p text:style-name="P19"><text:span text:style-name="Source_20_Text"><text:span text:style-name="T1"/></text:span></text:p>
      <text:h text:style-name="P20" text:outline-level="2"><text:span text:style-name="Source_20_Text"><text:span text:style-name="T26">Загрузка файлов</text:span></text:span></text:h>
      <text:p text:style-name="P11"><text:span text:style-name="T61">﻿</text:span><text:span text:style-name="T60">Если нам понадобится загрузить файл на веб-странице, мы можем использовать уже знакомый нам метод send_keys. Только теперь нам нужно в качестве аргумента передать путь к нужному файлу на диске вместо простого текста.</text:span></text:p>
      <text:p text:style-name="P15"><text:span text:style-name="T30">Чтобы указать путь к файлу, можно использовать стандартный модуль Python для работы с операционной системой — </text:span><text:span text:style-name="Strong_20_Emphasis"><text:span text:style-name="T31">os</text:span></text:span><text:span text:style-name="T30">. В этом случае ваш код не будет зависеть от операционной системы, которую вы используете. Добавление файла будет работать и на Windows, и на Linux, и даже на MaсOS.</text:span></text:p>
      <text:p text:style-name="P15"><text:span text:style-name="T30">Пример кода, который позволяет указать путь к файлу</text:span><text:span text:style-name="Strong_20_Emphasis"><text:span text:style-name="T30"> </text:span></text:span><text:span text:style-name="Strong_20_Emphasis"><text:span text:style-name="T31">'file.txt</text:span></text:span><text:span text:style-name="T30">', находящемуся в той же папке, что и скрипт, который вы запускаете:</text:span></text:p>
      <text:p text:style-name="P8"><text:span text:style-name="Source_20_Text"><text:span text:style-name="T14">import</text:span></text:span><text:span text:style-name="Source_20_Text"><text:span text:style-name="T9"> os </text:span></text:span></text:p>
      <text:p text:style-name="P28"/>
      <text:p text:style-name="P26"><text:span text:style-name="Source_20_Text"><text:span text:style-name="T9">current_dir = os.path.abspath(os.path.dirname(__file__)) <text:s text:c="3"/></text:span></text:span><text:span text:style-name="Source_20_Text"><text:span text:style-name="T43"># получаем путь к директории текущего исполняемого файла </text:span></text:span></text:p>
      <text:p text:style-name="P26"><text:span text:style-name="Source_20_Text"><text:span text:style-name="T9">file_path = os.path.join(current_dir, </text:span></text:span><text:span text:style-name="Source_20_Text"><text:span text:style-name="T21">'file.txt'</text:span></text:span><text:span text:style-name="Source_20_Text"><text:span text:style-name="T9">) <text:s text:c="10"/></text:span></text:span><text:span text:style-name="Source_20_Text"><text:span text:style-name="T43"># добавляем к этому пути имя файла </text:span></text:span></text:p>
      <text:p text:style-name="P23"><text:span text:style-name="Source_20_Text"><text:span text:style-name="T9">element.send_keys(file_path)</text:span></text:span></text:p>
      <text:p text:style-name="P15"><text:soft-page-break/><text:span text:style-name="T30">Попробуйте добавить в файл отдельно команды </text:span><text:span text:style-name="Source_20_Text"><text:span text:style-name="Example"><text:span text:style-name="Strong_20_Emphasis"><text:span text:style-name="T10">print(os.path.abspath(__file__))</text:span></text:span></text:span></text:span><text:span text:style-name="Source_20_Text"><text:span text:style-name="Example"><text:span text:style-name="T9"> </text:span></text:span></text:span><text:span text:style-name="T30">и </text:span><text:span text:style-name="Source_20_Text"><text:span text:style-name="Example"><text:span text:style-name="Strong_20_Emphasis"><text:span text:style-name="T10">print(os.path.abspath(os.path.dirname(__file__)))</text:span></text:span></text:span></text:span><text:span text:style-name="T30"> и посмотрите на разницу. Подробнее о методах модуля </text:span><text:span text:style-name="Strong_20_Emphasis"><text:span text:style-name="T31">os</text:span></text:span><text:span text:style-name="T30"> можете почитать самостоятельно в документации: </text:span><text:a xlink:type="simple" xlink:href="https://docs.python.org/3/library/os.path.html" office:target-frame-name="_blank" xlink:show="new" text:style-name="Internet_20_link" text:visited-style-name="Visited_20_Internet_20_Link"><text:span text:style-name="T36">https://docs.python.org/3/library/os.path.html</text:span></text:a><text:span text:style-name="T30">. Обратите внимание, что это будет работать только при запуске кода из файла, в интерпретаторе не сработает.</text:span></text:p>
      <text:p text:style-name="P14">Если совсем непонятно что происходит, пример: </text:p>
      <text:p text:style-name="P15"><text:span text:style-name="T30">Допустим, мы написали код скрипта и сохранили код в </text:span><text:span text:style-name="Emphasis"><text:span text:style-name="T32">lesson2_step7.py</text:span></text:span><text:span text:style-name="T30"> в свой локальной папке </text:span><text:span text:style-name="Emphasis"><text:span text:style-name="T32">D:\stepik_homework. </text:span></text:span><text:span text:style-name="T30">Активируем виртуальное окружение и запускаем его </text:span><text:span text:style-name="Strong_20_Emphasis"><text:span text:style-name="T31">python lesson2_step7.py. </text:span></text:span><text:span text:style-name="T30">В таком случае конструкция </text:span><text:span text:style-name="Strong_20_Emphasis"><text:span text:style-name="T31">os.path.abspath(os.path.dirname(__file__)) </text:span></text:span><text:span text:style-name="T30">вернет нам путь до директории файла с кодом, то есть </text:span><text:span text:style-name="Emphasis"><text:span text:style-name="T32">D:\stepik_homework</text:span></text:span><text:span text:style-name="Strong_20_Emphasis"><text:span text:style-name="T31">. </text:span></text:span><text:span text:style-name="T30">В эту же папку кладем файл, который хотим прикрепить, то есть </text:span><text:span text:style-name="Emphasis"><text:span text:style-name="T32">file.txt</text:span></text:span><text:span text:style-name="T30">. Тогда, после выполнения команды:</text:span></text:p>
      <text:p text:style-name="P15"><text:span text:style-name="Source_20_Text"><text:span text:style-name="T9">file_path = os.path.join(current_dir, 'file.txt')</text:span></text:span></text:p>
      <text:p text:style-name="P15"><text:span text:style-name="T30">В переменной </text:span><text:span text:style-name="Emphasis"><text:span text:style-name="T32">file_path</text:span></text:span><text:span text:style-name="T30"> будет полный путь к файлу '</text:span><text:span text:style-name="Strong_20_Emphasis"><text:span text:style-name="T31">D:\stepik_homework\file.txt'</text:span></text:span><text:span text:style-name="T30">. Фишка в том, что если мы файлы </text:span><text:span text:style-name="Emphasis"><text:span text:style-name="T32">lesson2_step7.py </text:span></text:span><text:span text:style-name="T30">вместе с</text:span><text:span text:style-name="Emphasis"><text:span text:style-name="T30"> </text:span></text:span><text:span text:style-name="Emphasis"><text:span text:style-name="T32">file.txt </text:span></text:span><text:span text:style-name="T30">перенесем в другую папку, или на компьютер с другой ОС, то такой код без правок заработает и там. </text:span></text:p>
      <text:p text:style-name="P15"><text:span text:style-name="T33"> </text:span><text:span text:style-name="T30">Элемент в форме, который выглядит, как кнопка добавления файла, имеет атрибут</text:span><text:span text:style-name="Strong_20_Emphasis"><text:span text:style-name="T30"> </text:span></text:span><text:span text:style-name="Strong_20_Emphasis"><text:span text:style-name="T31">type="file"</text:span></text:span><text:span text:style-name="T30">. Мы должны сначала найти этот элемент с помощью селектора, а затем применить к нему метод </text:span><text:span text:style-name="Strong_20_Emphasis"><text:span text:style-name="T31">send_keys(file_path)</text:span></text:span><text:span text:style-name="T30">.</text:span></text:p>
      <text:h text:style-name="P20" text:outline-level="2"><text:span text:style-name="Source_20_Text"><text:span text:style-name="T27">Alerts и как с ними жить</text:span></text:span></text:h>
      <text:p text:style-name="P10">Мы уже встречали alert в нашем курсе, когда получали число-ответ в задачах. Также мы узнали, что можно самостоятельно вызвать alert с помощью JavaScript:</text:p>
      <text:p text:style-name="P19"><text:span text:style-name="Source_20_Text"><text:span text:style-name="T1">alert(</text:span></text:span><text:span text:style-name="Source_20_Text"><text:span text:style-name="T18">'Hello!'</text:span></text:span><text:span text:style-name="Source_20_Text"><text:span text:style-name="T1">);</text:span></text:span></text:p>
      <text:p text:style-name="P11"><draw:frame draw:style-name="fr1" draw:name="Графический объект1" text:anchor-type="as-char" svg:width="4.698in" svg:height="1.4272in" draw:z-index="0"><draw:image xlink:href="https://ucarecdn.com/1f26a205-5040-46bb-a416-c8d02655fc3a/" xlink:type="simple" xlink:show="embed" xlink:actuate="onLoad" draw:mime-type="image/png"/></draw:frame></text:p>
      <text:p text:style-name="P15"><text:span text:style-name="T22">Теперь рассмотрим ситуацию, когда в сценарии теста возникает необходимость не только получить содержимое alert, но и нажать кнопку OK, чтобы закрыть alert. </text:span><text:span text:style-name="Strong_20_Emphasis"><text:span text:style-name="T23">Alert</text:span></text:span><text:span text:style-name="T22"> является модальным окном: это означает, что пользователь не может взаимодействовать дальше с интерфейсом, пока не закроет alert. Для этого нужно сначала переключиться на окно с alert, а затем принять его с помощью команды </text:span><text:span text:style-name="Strong_20_Emphasis"><text:span text:style-name="T23">accept()</text:span></text:span><text:span text:style-name="T22">:</text:span></text:p>
      <text:p text:style-name="P8"><text:soft-page-break/><text:span text:style-name="Source_20_Text"><text:span text:style-name="T1">alert = browser.switch_to.alert</text:span></text:span></text:p>
      <text:p text:style-name="P23"><text:span text:style-name="Source_20_Text"><text:span text:style-name="T1">alert.accept()</text:span></text:span></text:p>
      <text:p text:style-name="P10">Чтобы получить текст из alert, используйте свойство text объекта alert:</text:p>
      <text:p text:style-name="P8"><text:span text:style-name="Source_20_Text"><text:span text:style-name="T1">alert = browser.switch_to.alert</text:span></text:span></text:p>
      <text:p text:style-name="P23"><text:span text:style-name="Source_20_Text"><text:span text:style-name="T1">alert_text = alert.text</text:span></text:span></text:p>
      <text:p text:style-name="P15"><text:span text:style-name="T22">Другой вариант модального окна, который предлагает пользователю выбор согласиться с сообщением или отказаться от него, называется </text:span><text:span text:style-name="Strong_20_Emphasis"><text:span text:style-name="T23">confirm</text:span></text:span><text:span text:style-name="T22">. Для переключения на окно confirm</text:span><text:span text:style-name="Strong_20_Emphasis"><text:span text:style-name="T22"> </text:span></text:span><text:span text:style-name="T22">используется та же команда, что и в случае с alert:</text:span></text:p>
      <text:p text:style-name="P8"><text:span text:style-name="Source_20_Text"><text:span text:style-name="T1">confirm = browser.switch_to.alert</text:span></text:span></text:p>
      <text:p text:style-name="P23"><text:span text:style-name="Source_20_Text"><text:span text:style-name="T1">confirm.accept()</text:span></text:span></text:p>
      <text:p text:style-name="P11"><draw:frame draw:style-name="fr1" draw:name="Графический объект2" text:anchor-type="as-char" svg:width="4.6874in" svg:height="1.4272in" draw:z-index="1"><draw:image xlink:href="https://ucarecdn.com/52f90c5a-b04e-4387-8e3e-eae80d8d3f2c/" xlink:type="simple" xlink:show="embed" xlink:actuate="onLoad" draw:mime-type="image/png"/></draw:frame></text:p>
      <text:p text:style-name="P15"><text:span text:style-name="T22">Для confirm</text:span><text:span text:style-name="Strong_20_Emphasis"><text:span text:style-name="T23">-</text:span></text:span><text:span text:style-name="T22">окон можно использовать следующий метод для отказа:</text:span></text:p>
      <text:p text:style-name="P19"><text:span text:style-name="Source_20_Text"><text:span text:style-name="T11">confirm</text:span></text:span><text:span text:style-name="Source_20_Text"><text:span text:style-name="T45">.dismiss</text:span></text:span><text:span text:style-name="Source_20_Text"><text:span text:style-name="T1">()</text:span></text:span></text:p>
      <text:p text:style-name="P10">То же самое, что и при нажатии пользователем кнопки "Отмена". </text:p>
      <text:p text:style-name="P15"><text:span text:style-name="T22">Третий вариант модального окна — </text:span><text:span text:style-name="Strong_20_Emphasis"><text:span text:style-name="T23">prompt </text:span></text:span><text:span text:style-name="T22">— имеет дополнительное поле для ввода текста. Чтобы ввести текст, используйте метод </text:span><text:span text:style-name="Strong_20_Emphasis"><text:span text:style-name="T23">send_keys()</text:span></text:span><text:span text:style-name="T22">:</text:span></text:p>
      <text:p text:style-name="P8"><text:span text:style-name="Source_20_Text"><text:span text:style-name="T1">prompt = browser.switch_to.alert</text:span></text:span></text:p>
      <text:p text:style-name="P26"><text:span text:style-name="Source_20_Text"><text:span text:style-name="T1">prompt.send_keys(</text:span></text:span><text:span text:style-name="Source_20_Text"><text:span text:style-name="T18">"My answer"</text:span></text:span><text:span text:style-name="Source_20_Text"><text:span text:style-name="T1">)</text:span></text:span></text:p>
      <text:p text:style-name="P23"><text:span text:style-name="Source_20_Text"><text:span text:style-name="T1">prompt.accept()</text:span></text:span></text:p>
      <text:p text:style-name="P11"><text:soft-page-break/><draw:frame draw:style-name="fr1" draw:name="Графический объект3" text:anchor-type="as-char" svg:width="4.6665in" svg:height="1.8957in" draw:z-index="2"><draw:image xlink:href="https://ucarecdn.com/9a1f5aa3-d1b6-42c0-b340-a18e966c7a1b/" xlink:type="simple" xlink:show="embed" xlink:actuate="onLoad" draw:mime-type="image/png"/></draw:frame></text:p>
      <text:p text:style-name="P19"><text:span text:style-name="Source_20_Text"><text:span text:style-name="T1"/></text:span></text:p>
      <text:p text:style-name="P19"><text:span text:style-name="Source_20_Text"><text:span text:style-name="T1"/></text:span></text:p>
      <text:p text:style-name="P19"><text:span text:style-name="Source_20_Text"><text:span text:style-name="T1"/></text:span></text:p>
      <text:p text:style-name="P19"><text:span text:style-name="Source_20_Text"><text:span text:style-name="T1"/></text:span></text:p>
      <text:p text:style-name="P19"><text:span text:style-name="Source_20_Text"><text:span text:style-name="T1"/></text:span></text:p>
      <text:p text:style-name="P19"><text:span text:style-name="Source_20_Text"><text:span text:style-name="T1"/></text:span></text:p>
      <text:p text:style-name="P19"><text:span text:style-name="Source_20_Text"><text:span text:style-name="T1"/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2" text:outline-level="2"><text:soft-page-break/>Переход на новую вкладку браузера</text:h>
      <text:p text:style-name="P10">При работе с веб-приложениями приходится переходить по ссылкам, которые открываются в новой вкладке браузера. WebDriver может работать только с одной вкладкой браузера. При открытии новой вкладки WebDriver продолжит работать со старой вкладкой. Для переключения на новую вкладку надо явно указать, на какую вкладку мы хотим перейти. Это делается с помощью команды switch_to.window:</text:p>
      <text:p text:style-name="P19"><text:span text:style-name="Source_20_Text"><text:span text:style-name="T4">browser.switch_to.window(window_name)</text:span></text:span></text:p>
      <text:p text:style-name="P10">Чтобы узнать имя новой вкладки, нужно использовать метод window_handles, который возвращает массив имён всех вкладок. Зная, что в браузере теперь открыто две вкладки, выбираем вторую вкладку:</text:p>
      <text:p text:style-name="P19"><text:span text:style-name="Source_20_Text"><text:span text:style-name="T4">new_window = browser.window_handles[</text:span></text:span><text:span text:style-name="Source_20_Text"><text:span text:style-name="T42">1</text:span></text:span><text:span text:style-name="Source_20_Text"><text:span text:style-name="T4">]</text:span></text:span></text:p>
      <text:p text:style-name="P10">Также мы можем запомнить имя текущей вкладки, чтобы иметь возможность потом к ней вернуться:</text:p>
      <text:p text:style-name="P19"><text:span text:style-name="Source_20_Text"><text:span text:style-name="T4">first_window = browser.window_handles[</text:span></text:span><text:span text:style-name="Source_20_Text"><text:span text:style-name="T42">0</text:span></text:span><text:span text:style-name="Source_20_Text"><text:span text:style-name="T4">]</text:span></text:span></text:p>
      <text:p text:style-name="P10">После переключения на новую вкладку поиск и взаимодействие с элементами будут происходить уже на новой странице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2" text:outline-level="2"><text:soft-page-break/><text:span text:style-name="T62">Задержка:</text:span> Selenium Waits (Implicit Waits)</text:h>
      <text:p text:style-name="P15"><text:span text:style-name="T22">Надеемся, вы поняли, что решение с</text:span><text:span text:style-name="Strong_20_Emphasis"><text:span text:style-name="T22"> </text:span></text:span><text:span text:style-name="Strong_20_Emphasis"><text:span text:style-name="T23">time.sleep() </text:span></text:span><text:span text:style-name="T22">плохое: оно не масштабируемое и трудно поддерживаемое.</text:span></text:p>
      <text:p text:style-name="P10">Идеальное решение могло бы быть таким: нам всё равно надо избежать ложного падения тестов из-за асинхронной работы скриптов или задержек от сервера, поэтому мы будем ждать появление элемента на странице в течение заданного количества времени (например, 5 секунд). Проверять наличие элемента будем каждые 500 мс. Как только элемент будет найден, мы сразу перейдем к следующему шагу в тесте. Таким образом, мы сможем получить нужный элемент в идеальном случае сразу, в худшем случае за 5 секунд.</text:p>
      <text:p text:style-name="P15"><text:span text:style-name="T22">В Selenium WebDriver есть специальный способ организации такого ожидания, который позволяет задать ожидание при инициализации драйвера, чтобы применить его ко всем тестам. Ожидание называется </text:span><text:span text:style-name="Strong_20_Emphasis"><text:span text:style-name="T23">неявным</text:span></text:span><text:span text:style-name="T22"> (</text:span><text:span text:style-name="Strong_20_Emphasis"><text:span text:style-name="T23">Implicit wait</text:span></text:span><text:span text:style-name="T22">), так как его не надо явно указывать каждый раз, когда мы выполняем поиск элементов, оно автоматически будет применяться при вызове каждой последующей команды.</text:span></text:p>
      <text:p text:style-name="P15"><text:span text:style-name="T22">Улучшим наш тест с помощью неявных ожиданий. Для этого нам нужно будет убрать time.sleep() и добавить одну строчку с методом </text:span><text:span text:style-name="Strong_20_Emphasis"><text:span text:style-name="T23">implicitly wait</text:span></text:span><text:span text:style-name="T22">:</text:span></text:p>
      <text:p text:style-name="P8"><text:span text:style-name="Source_20_Text"><text:span text:style-name="T11">from</text:span></text:span><text:span text:style-name="Source_20_Text"><text:span text:style-name="T1"> selenium </text:span></text:span><text:span text:style-name="Source_20_Text"><text:span text:style-name="T11">import</text:span></text:span><text:span text:style-name="Source_20_Text"><text:span text:style-name="T1"> webdriver</text:span></text:span></text:p>
      <text:p text:style-name="P26"/>
      <text:p text:style-name="P26"><text:span text:style-name="Source_20_Text"><text:span text:style-name="T1">browser = webdriver.Chrome()</text:span></text:span></text:p>
      <text:p text:style-name="P26"><text:span text:style-name="Source_20_Text"><text:span text:style-name="T44"># говорим WebDriver искать каждый элемент в течение 5 секунд</text:span></text:span></text:p>
      <text:p text:style-name="P26"><text:span text:style-name="Source_20_Text"><text:span text:style-name="T1">browser.implicitly_wait(</text:span></text:span><text:span text:style-name="Source_20_Text"><text:span text:style-name="T41">5</text:span></text:span><text:span text:style-name="Source_20_Text"><text:span text:style-name="T1">)</text:span></text:span></text:p>
      <text:p text:style-name="P26"/>
      <text:p text:style-name="P26"><text:span text:style-name="Source_20_Text"><text:span text:style-name="T1">browser.get(</text:span></text:span><text:span text:style-name="Source_20_Text"><text:span text:style-name="T18">"http://suninjuly.github.io/wait1.html"</text:span></text:span><text:span text:style-name="Source_20_Text"><text:span text:style-name="T1">)</text:span></text:span></text:p>
      <text:p text:style-name="P26"/>
      <text:p text:style-name="P26"><text:span text:style-name="Source_20_Text"><text:span text:style-name="T1">button = browser.find_element_by_id(</text:span></text:span><text:span text:style-name="Source_20_Text"><text:span text:style-name="T18">"verify"</text:span></text:span><text:span text:style-name="Source_20_Text"><text:span text:style-name="T1">)</text:span></text:span></text:p>
      <text:p text:style-name="P26"><text:span text:style-name="Source_20_Text"><text:span text:style-name="T1">button.click()</text:span></text:span></text:p>
      <text:p text:style-name="P26"><text:span text:style-name="Source_20_Text"><text:span text:style-name="T1">message = browser.find_element_by_id(</text:span></text:span><text:span text:style-name="Source_20_Text"><text:span text:style-name="T18">"verify_message"</text:span></text:span><text:span text:style-name="Source_20_Text"><text:span text:style-name="T1">)</text:span></text:span></text:p>
      <text:p text:style-name="P26"/>
      <text:p text:style-name="P23"><text:span text:style-name="Source_20_Text"><text:span text:style-name="T11">assert</text:span></text:span><text:span text:style-name="Source_20_Text"><text:span text:style-name="T1"> </text:span></text:span><text:span text:style-name="Source_20_Text"><text:span text:style-name="T18">"successful"</text:span></text:span><text:span text:style-name="Source_20_Text"><text:span text:style-name="T1"> </text:span></text:span><text:span text:style-name="Source_20_Text"><text:span text:style-name="T11">in</text:span></text:span><text:span text:style-name="Source_20_Text"><text:span text:style-name="T1"> message.text</text:span></text:span></text:p>
      <text:p text:style-name="P15"><text:span text:style-name="T22">Теперь мы можем быть уверены, что при небольших задержках в работе сайта наши тесты продолжат работать стабильно. На каждый вызов команды </text:span><text:span text:style-name="Strong_20_Emphasis"><text:span text:style-name="T23">find_element</text:span></text:span><text:span text:style-name="T22"> WebDriver будет ждать 5 секунд до появления элемента на странице прежде, чем выбросить исключение </text:span><text:span text:style-name="Strong_20_Emphasis"><text:span text:style-name="T23">NoSuchElementException</text:span></text:span><text:span text:style-name="T22">.</text:span></text:p>
      <text:h text:style-name="P35" text:outline-level="2"><text:soft-page-break/>Explicit Waits (WebDriverWait и expected_conditions)</text:h>
      <text:p text:style-name="P15"><text:span text:style-name="T22">В предыдущем шаге мы решили проблему с ожиданием элементов на странице. Однако методы </text:span><text:span text:style-name="Strong_20_Emphasis"><text:span text:style-name="T23">find_element</text:span></text:span><text:span text:style-name="T22"> проверяют только то, что элемент появился на странице. В то же время элемент может иметь дополнительные свойства, которые могут быть важны для наших тестов. Рассмотрим пример с кнопкой, которая отправляет данные:</text:span></text:p>
      <text:list xml:id="list697504348" text:style-name="L2">
        <text:list-item>
          <text:p text:style-name="P41">Кнопка может быть неактивной, то есть её нельзя кликнуть;</text:p>
        </text:list-item>
        <text:list-item>
          <text:p text:style-name="P41">Кнопка может содержать текст, который меняется в зависимости от действий пользователя. Например, текст "Отправить" после нажатия кнопки поменяется на "Отправлено";</text:p>
        </text:list-item>
        <text:list-item>
          <text:p text:style-name="P45">Кнопка может быть перекрыта каким-то другим элементом или быть невидимой.</text:p>
        </text:list-item>
      </text:list>
      <text:p text:style-name="P10">Если мы хотим в тесте кликнуть на кнопку, а она в этот момент неактивна, то WebDriver все равно проэмулирует действие нажатия на кнопку, но данные не будут отправлены.</text:p>
      <text:p text:style-name="P10">Давайте попробуем запустить следующий тест:</text:p>
      <text:p text:style-name="P8"><text:span text:style-name="Source_20_Text"><text:span text:style-name="T11">from</text:span></text:span><text:span text:style-name="Source_20_Text"><text:span text:style-name="T1"> selenium </text:span></text:span><text:span text:style-name="Source_20_Text"><text:span text:style-name="T11">import</text:span></text:span><text:span text:style-name="Source_20_Text"><text:span text:style-name="T1"> webdriver</text:span></text:span></text:p>
      <text:p text:style-name="P26"/>
      <text:p text:style-name="P26"><text:span text:style-name="Source_20_Text"><text:span text:style-name="T1">browser = webdriver.Chrome()</text:span></text:span></text:p>
      <text:p text:style-name="P26"><text:span text:style-name="Source_20_Text"><text:span text:style-name="T44"># говорим WebDriver ждать все элементы в течение 5 секунд</text:span></text:span></text:p>
      <text:p text:style-name="P26"><text:span text:style-name="Source_20_Text"><text:span text:style-name="T1">browser.implicitly_wait(</text:span></text:span><text:span text:style-name="Source_20_Text"><text:span text:style-name="T41">5</text:span></text:span><text:span text:style-name="Source_20_Text"><text:span text:style-name="T1">)</text:span></text:span></text:p>
      <text:p text:style-name="P26"/>
      <text:p text:style-name="P26"><text:span text:style-name="Source_20_Text"><text:span text:style-name="T1">browser.get(</text:span></text:span><text:span text:style-name="Source_20_Text"><text:span text:style-name="T18">"http://suninjuly.github.io/wait2.html"</text:span></text:span><text:span text:style-name="Source_20_Text"><text:span text:style-name="T1">)</text:span></text:span></text:p>
      <text:p text:style-name="P26"/>
      <text:p text:style-name="P26"><text:span text:style-name="Source_20_Text"><text:span text:style-name="T1">button = browser.find_element_by_id(</text:span></text:span><text:span text:style-name="Source_20_Text"><text:span text:style-name="T18">"verify"</text:span></text:span><text:span text:style-name="Source_20_Text"><text:span text:style-name="T1">)</text:span></text:span></text:p>
      <text:p text:style-name="P26"><text:span text:style-name="Source_20_Text"><text:span text:style-name="T1">button.click()</text:span></text:span></text:p>
      <text:p text:style-name="P26"><text:span text:style-name="Source_20_Text"><text:span text:style-name="T1">message = browser.find_element_by_id(</text:span></text:span><text:span text:style-name="Source_20_Text"><text:span text:style-name="T18">"verify_message"</text:span></text:span><text:span text:style-name="Source_20_Text"><text:span text:style-name="T1">)</text:span></text:span></text:p>
      <text:p text:style-name="P26"/>
      <text:p text:style-name="P23"><text:span text:style-name="Source_20_Text"><text:span text:style-name="T11">assert</text:span></text:span><text:span text:style-name="Source_20_Text"><text:span text:style-name="T1"> </text:span></text:span><text:span text:style-name="Source_20_Text"><text:span text:style-name="T18">"successful"</text:span></text:span><text:span text:style-name="Source_20_Text"><text:span text:style-name="T1"> </text:span></text:span><text:span text:style-name="Source_20_Text"><text:span text:style-name="T11">in</text:span></text:span><text:span text:style-name="Source_20_Text"><text:span text:style-name="T1"> message.text</text:span></text:span></text:p>
      <text:p text:style-name="P15"><text:span text:style-name="T22">Мы видим, что WebDriver смог найти кнопку с</text:span><text:span text:style-name="Strong_20_Emphasis"><text:span text:style-name="T22"> </text:span></text:span><text:span text:style-name="Strong_20_Emphasis"><text:span text:style-name="T23">id="verify" </text:span></text:span><text:span text:style-name="T22">и кликнуть по ней, но тест упал на поиске элемента "</text:span><text:span text:style-name="Strong_20_Emphasis"><text:span text:style-name="T23">verify_message</text:span></text:span><text:span text:style-name="T22">" с итоговым сообщением:</text:span></text:p>
      <text:p text:style-name="P19"><text:span text:style-name="Source_20_Text"><text:span text:style-name="T11">no</text:span></text:span><text:span text:style-name="Source_20_Text"><text:span text:style-name="T1"> such elemen</text:span></text:span><text:span text:style-name="Source_20_Text"><text:span text:style-name="T46">t:</text:span></text:span><text:span text:style-name="Source_20_Text"><text:span text:style-name="T1"> Unable </text:span></text:span><text:span text:style-name="Source_20_Text"><text:span text:style-name="T11">to</text:span></text:span><text:span text:style-name="Source_20_Text"><text:span text:style-name="T1"> locate elemen</text:span></text:span><text:span text:style-name="Source_20_Text"><text:span text:style-name="T46">t:</text:span></text:span><text:span text:style-name="Source_20_Text"><text:span text:style-name="T1"> {</text:span></text:span><text:span text:style-name="Source_20_Text"><text:span text:style-name="T18">"method"</text:span></text:span><text:span text:style-name="Source_20_Text"><text:span text:style-name="T1">:</text:span></text:span><text:span text:style-name="Source_20_Text"><text:span text:style-name="T18">"id"</text:span></text:span><text:span text:style-name="Source_20_Text"><text:span text:style-name="T1">,</text:span></text:span><text:span text:style-name="Source_20_Text"><text:span text:style-name="T18">"selector"</text:span></text:span><text:span text:style-name="Source_20_Text"><text:span text:style-name="T1">:</text:span></text:span><text:span text:style-name="Source_20_Text"><text:span text:style-name="T18">"verify_message"</text:span></text:span><text:span text:style-name="Source_20_Text"><text:span text:style-name="T1">}</text:span></text:span></text:p>
      <text:p text:style-name="P10"><text:soft-page-break/>Это произошло из-за того, что WebDriver быстро нашел кнопку и кликнул по ней, хотя кнопка была еще неактивной. На странице мы специально задали программно паузу в 1 секунду после загрузки сайта перед активированием кнопки, но неактивная кнопка в момент загрузки — обычное дело для реального сайта.</text:p>
      <text:p text:style-name="P15"><text:span text:style-name="T22">Чтобы тест был надежным, нам нужно не только найти кнопку на странице, но и дождаться, когда кнопка станет кликабельной. Для реализации подобных ожиданий в Selenium WebDriver существует понятие </text:span><text:span text:style-name="Strong_20_Emphasis"><text:span text:style-name="T23">явных</text:span></text:span><text:span text:style-name="T22"> ожиданий (</text:span><text:span text:style-name="Strong_20_Emphasis"><text:span text:style-name="T23">Explicit Waits</text:span></text:span><text:span text:style-name="T22">), которые позволяют задать специальное ожидание для конкретного элемента. Задание явных ожиданий реализуется с помощью инструментов WebDriverWait и </text:span><text:span text:style-name="Strong_20_Emphasis"><text:span text:style-name="T23">expected_conditions</text:span></text:span><text:span text:style-name="T22">. Улучшим наш тест:</text:span></text:p>
      <text:p text:style-name="P8"><text:span text:style-name="Source_20_Text"><text:span text:style-name="T11">from</text:span></text:span><text:span text:style-name="Source_20_Text"><text:span text:style-name="T1"> selenium.webdriver.common.by </text:span></text:span><text:span text:style-name="Source_20_Text"><text:span text:style-name="T11">import</text:span></text:span><text:span text:style-name="Source_20_Text"><text:span text:style-name="T1"> By</text:span></text:span></text:p>
      <text:p text:style-name="P26"><text:span text:style-name="Source_20_Text"><text:span text:style-name="T11">from</text:span></text:span><text:span text:style-name="Source_20_Text"><text:span text:style-name="T1"> selenium.webdriver.support.ui </text:span></text:span><text:span text:style-name="Source_20_Text"><text:span text:style-name="T11">import</text:span></text:span><text:span text:style-name="Source_20_Text"><text:span text:style-name="T1"> WebDriverWait</text:span></text:span></text:p>
      <text:p text:style-name="P26"><text:span text:style-name="Source_20_Text"><text:span text:style-name="T11">from</text:span></text:span><text:span text:style-name="Source_20_Text"><text:span text:style-name="T1"> selenium.webdriver.support </text:span></text:span><text:span text:style-name="Source_20_Text"><text:span text:style-name="T11">import</text:span></text:span><text:span text:style-name="Source_20_Text"><text:span text:style-name="T1"> expected_conditions </text:span></text:span><text:span text:style-name="Source_20_Text"><text:span text:style-name="T11">as</text:span></text:span><text:span text:style-name="Source_20_Text"><text:span text:style-name="T1"> EC</text:span></text:span></text:p>
      <text:p text:style-name="P26"><text:span text:style-name="Source_20_Text"><text:span text:style-name="T11">from</text:span></text:span><text:span text:style-name="Source_20_Text"><text:span text:style-name="T1"> selenium </text:span></text:span><text:span text:style-name="Source_20_Text"><text:span text:style-name="T11">import</text:span></text:span><text:span text:style-name="Source_20_Text"><text:span text:style-name="T1"> webdriver</text:span></text:span></text:p>
      <text:p text:style-name="P26"/>
      <text:p text:style-name="P26"><text:span text:style-name="Source_20_Text"><text:span text:style-name="T1">browser = webdriver.Chrome()</text:span></text:span></text:p>
      <text:p text:style-name="P26"/>
      <text:p text:style-name="P26"><text:span text:style-name="Source_20_Text"><text:span text:style-name="T1">browser.get(</text:span></text:span><text:span text:style-name="Source_20_Text"><text:span text:style-name="T18">"http://suninjuly.github.io/wait2.html"</text:span></text:span><text:span text:style-name="Source_20_Text"><text:span text:style-name="T1">)</text:span></text:span></text:p>
      <text:p text:style-name="P26"/>
      <text:p text:style-name="P26"><text:span text:style-name="Source_20_Text"><text:span text:style-name="T44"># говорим Selenium проверять в течение 5 секунд, пока кнопка не станет кликабельной</text:span></text:span></text:p>
      <text:p text:style-name="P26"><text:span text:style-name="Source_20_Text"><text:span text:style-name="T1">button = WebDriverWait(browser, </text:span></text:span><text:span text:style-name="Source_20_Text"><text:span text:style-name="T41">5</text:span></text:span><text:span text:style-name="Source_20_Text"><text:span text:style-name="T1">).until(</text:span></text:span></text:p>
      <text:p text:style-name="P26"><text:span text:style-name="Source_20_Text"><text:span text:style-name="T5"><text:s text:c="8"/></text:span></text:span><text:span text:style-name="Source_20_Text"><text:span text:style-name="T1">EC.element_to_be_clickable((By.ID, </text:span></text:span><text:span text:style-name="Source_20_Text"><text:span text:style-name="T18">"verify"</text:span></text:span><text:span text:style-name="Source_20_Text"><text:span text:style-name="T1">))</text:span></text:span></text:p>
      <text:p text:style-name="P26"><text:span text:style-name="Source_20_Text"><text:span text:style-name="T5"><text:s text:c="4"/></text:span></text:span><text:span text:style-name="Source_20_Text"><text:span text:style-name="T1">)</text:span></text:span></text:p>
      <text:p text:style-name="P26"><text:span text:style-name="Source_20_Text"><text:span text:style-name="T1">button.click()</text:span></text:span></text:p>
      <text:p text:style-name="P26"><text:span text:style-name="Source_20_Text"><text:span text:style-name="T1">message = browser.find_element_by_id(</text:span></text:span><text:span text:style-name="Source_20_Text"><text:span text:style-name="T18">"verify_message"</text:span></text:span><text:span text:style-name="Source_20_Text"><text:span text:style-name="T1">)</text:span></text:span></text:p>
      <text:p text:style-name="P26"/>
      <text:p text:style-name="P23"><text:span text:style-name="Source_20_Text"><text:span text:style-name="T11">assert</text:span></text:span><text:span text:style-name="Source_20_Text"><text:span text:style-name="T1"> </text:span></text:span><text:span text:style-name="Source_20_Text"><text:span text:style-name="T18">"successful"</text:span></text:span><text:span text:style-name="Source_20_Text"><text:span text:style-name="T1"> </text:span></text:span><text:span text:style-name="Source_20_Text"><text:span text:style-name="T11">in</text:span></text:span><text:span text:style-name="Source_20_Text"><text:span text:style-name="T1"> message.text</text:span></text:span></text:p>
      <text:p text:style-name="P15"><text:span text:style-name="T22">Как вы видите, в этом случае нужно использовать поиск элементов с помощью класса </text:span><text:span text:style-name="Strong_20_Emphasis"><text:span text:style-name="T23">By</text:span></text:span><text:span text:style-name="T22">, который мы рассмотрели </text:span><text:a xlink:type="simple" xlink:href="https://stepik.org/lesson/138920/step/2?unit=196194" text:style-name="Internet_20_link" text:visited-style-name="Visited_20_Internet_20_Link"><text:span text:style-name="T34">ранее</text:span></text:a><text:span text:style-name="T22">. </text:span><text:span text:style-name="Strong_20_Emphasis"><text:span text:style-name="T23">element_to_be_clickable </text:span></text:span><text:span text:style-name="T22">вернет элемент, когда он станет кликабельным, или вернет </text:span><text:span text:style-name="Strong_20_Emphasis"><text:span text:style-name="T23">False </text:span></text:span><text:span text:style-name="T22">в ином случае.</text:span></text:p>
      <text:p text:style-name="P15"><text:span text:style-name="T22">Обратите внимание, что в объекте WebDriverWait используется функция </text:span><text:span text:style-name="Strong_20_Emphasis"><text:span text:style-name="T23">until</text:span></text:span><text:span text:style-name="T22">, в которую передается правило ожидания, элемент, а также значение, по которому мы будем искать элемент. В модуле </text:span><text:span text:style-name="Strong_20_Emphasis"><text:span text:style-name="T23">expected_conditions</text:span></text:span><text:span text:style-name="T22"> есть много других правил, которые позволяют реализовать необходимые ожидания:</text:span></text:p>
      <text:list xml:id="list1173509165" text:style-name="L3">
        <text:list-item>
          <text:p text:style-name="P42">title_is</text:p>
        </text:list-item>
        <text:list-item>
          <text:p text:style-name="P42"><text:soft-page-break/>title_contains</text:p>
        </text:list-item>
        <text:list-item>
          <text:p text:style-name="P42">presence_of_element_located</text:p>
        </text:list-item>
        <text:list-item>
          <text:p text:style-name="P42">visibility_of_element_located</text:p>
        </text:list-item>
        <text:list-item>
          <text:p text:style-name="P42">visibility_of</text:p>
        </text:list-item>
        <text:list-item>
          <text:p text:style-name="P42">presence_of_all_elements_located</text:p>
        </text:list-item>
        <text:list-item>
          <text:p text:style-name="P42">text_to_be_present_in_element</text:p>
        </text:list-item>
        <text:list-item>
          <text:p text:style-name="P42">text_to_be_present_in_element_value</text:p>
        </text:list-item>
        <text:list-item>
          <text:p text:style-name="P42">frame_to_be_available_and_switch_to_it</text:p>
        </text:list-item>
        <text:list-item>
          <text:p text:style-name="P42">invisibility_of_element_located</text:p>
        </text:list-item>
        <text:list-item>
          <text:p text:style-name="P42">element_to_be_clickable</text:p>
        </text:list-item>
        <text:list-item>
          <text:p text:style-name="P42">staleness_of</text:p>
        </text:list-item>
        <text:list-item>
          <text:p text:style-name="P42">element_to_be_selected</text:p>
        </text:list-item>
        <text:list-item>
          <text:p text:style-name="P42">element_located_to_be_selected</text:p>
        </text:list-item>
        <text:list-item>
          <text:p text:style-name="P42">element_selection_state_to_be</text:p>
        </text:list-item>
        <text:list-item>
          <text:p text:style-name="P42">element_located_selection_state_to_be</text:p>
        </text:list-item>
        <text:list-item>
          <text:p text:style-name="P46">alert_is_present</text:p>
        </text:list-item>
      </text:list>
      <text:p text:style-name="P15"><text:span text:style-name="T22">Описание каждого правила можно найти на </text:span><text:a xlink:type="simple" xlink:href="https://selenium-python.readthedocs.io/api.html#module-selenium.webdriver.support.expected_conditions" office:target-frame-name="_blank" xlink:show="new" text:style-name="Internet_20_link" text:visited-style-name="Visited_20_Internet_20_Link"><text:span text:style-name="T34">сайте</text:span></text:a><text:span text:style-name="T22">.</text:span></text:p>
      <text:p text:style-name="P15"><text:span text:style-name="T22">Если мы захотим проверять, что кнопка становится неактивной после отправки данных, то можно задать негативное правило с помощью метода </text:span><text:span text:style-name="Strong_20_Emphasis"><text:span text:style-name="T23">until_not</text:span></text:span><text:span text:style-name="T22">:</text:span></text:p>
      <text:p text:style-name="P8"><text:span text:style-name="Source_20_Text"><text:span text:style-name="T44"># говорим Selenium проверять в течение 5 секунд пока кнопка станет неактивной</text:span></text:span></text:p>
      <text:p text:style-name="P26"><text:span text:style-name="Source_20_Text"><text:span text:style-name="T1">button = WebDriverWait(browser, </text:span></text:span><text:span text:style-name="Source_20_Text"><text:span text:style-name="T41">5</text:span></text:span><text:span text:style-name="Source_20_Text"><text:span text:style-name="T1">).until_not(</text:span></text:span></text:p>
      <text:p text:style-name="P26"><text:span text:style-name="Source_20_Text"><text:span text:style-name="T5"><text:s text:c="8"/></text:span></text:span><text:span text:style-name="Source_20_Text"><text:span text:style-name="T1">EC.element_to_be_clickable((By.ID, </text:span></text:span><text:span text:style-name="Source_20_Text"><text:span text:style-name="T18">"verify"</text:span></text:span><text:span text:style-name="Source_20_Text"><text:span text:style-name="T1">))</text:span></text:span></text:p>
      <text:p text:style-name="P23"><text:span text:style-name="Source_20_Text"><text:span text:style-name="T5"><text:s text:c="4"/></text:span></text:span><text:span text:style-name="Source_20_Text"><text:span text:style-name="T1">)</text:span></text:span>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JetBrains Mono" svg:font-family="'JetBrains Mono', monospace"/>
    <style:font-face style:name="Roboto" svg:font-family="Roboto, sans-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3228in" fo:margin-bottom="0.781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9T07:20:49.506000000</dc:date>
    <meta:editing-duration>PT20H15M47S</meta:editing-duration>
    <meta:editing-cycles>5</meta:editing-cycles>
    <meta:generator>LibreOffice/7.1.3.2$Windows_X86_64 LibreOffice_project/47f78053abe362b9384784d31a6e56f8511eb1c1</meta:generator>
    <meta:document-statistic meta:table-count="0" meta:image-count="3" meta:object-count="0" meta:page-count="15" meta:paragraph-count="241" meta:word-count="2639" meta:character-count="21459" meta:non-whitespace-character-count="19016"/>
  </office:meta>
</office:document-meta>
</file>